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5FDE7E7.png" manifest:media-type="image/png"/>
  <manifest:file-entry manifest:full-path="Object 1/Pictures/100000000000000800000008C5111EB9.png" manifest:media-type="image/png"/>
  <manifest:file-entry manifest:full-path="Object 1/Pictures/10000000000000080000000881F56B00.png" manifest:media-type="image/png"/>
  <manifest:file-entry manifest:full-path="Object 1/Pictures/1000000000000008000000084F2166A2.png" manifest:media-type="image/png"/>
  <manifest:file-entry manifest:full-path="Object 1/Pictures/10000000000000080000000839493935.png" manifest:media-type="image/png"/>
  <manifest:file-entry manifest:full-path="Object 1/Pictures/100000000000000800000008022402E9.png" manifest:media-type="image/png"/>
  <manifest:file-entry manifest:full-path="Object 1/Pictures/100000000000000800000008CA29F8D8.png" manifest:media-type="image/png"/>
  <manifest:file-entry manifest:full-path="Object 1/Pictures/10000000000000080000000829EBE764.png" manifest:media-type="image/png"/>
  <manifest:file-entry manifest:full-path="Object 1/Pictures/100000000000000800000008C07C749D.png" manifest:media-type="image/png"/>
  <manifest:file-entry manifest:full-path="Object 1/Pictures/100000000000000800000008E4CB855F.png" manifest:media-type="image/png"/>
  <manifest:file-entry manifest:full-path="Object 1/Pictures/100000000000000800000008A19C439F.png" manifest:media-type="image/png"/>
  <manifest:file-entry manifest:full-path="Object 1/Pictures/100000000000000800000008B861DA16.png" manifest:media-type="image/png"/>
  <manifest:file-entry manifest:full-path="Object 1/Pictures/100000000000000800000008DD05889E.png" manifest:media-type="image/png"/>
  <manifest:file-entry manifest:full-path="Object 1/Pictures/100000000000000800000008B349DDEC.png" manifest:media-type="image/png"/>
  <manifest:file-entry manifest:full-path="Object 1/Pictures/1000000000000008000000081CB5CF00.png" manifest:media-type="image/png"/>
  <manifest:file-entry manifest:full-path="Object 1/Pictures/100000000000000800000008816AF50A.png" manifest:media-type="image/png"/>
  <manifest:file-entry manifest:full-path="Object 1/Pictures/1000000000000008000000082AA353A8.png" manifest:media-type="image/png"/>
  <manifest:file-entry manifest:full-path="Object 1/Pictures/100000000000000800000008D18D7DB7.png" manifest:media-type="image/png"/>
  <manifest:file-entry manifest:full-path="Object 1/Pictures/1000000000000008000000087649CE9A.png" manifest:media-type="image/png"/>
  <manifest:file-entry manifest:full-path="Object 1/Pictures/100000000000000800000008F7997D43.png" manifest:media-type="image/png"/>
  <manifest:file-entry manifest:full-path="Object 1/Pictures/1000000000000008000000087FCCD96D.png" manifest:media-type="image/png"/>
  <manifest:file-entry manifest:full-path="Object 1/Pictures/10000000000000080000000856BC7A2F.png" manifest:media-type="image/png"/>
  <manifest:file-entry manifest:full-path="Object 1/Pictures/10000000000000080000000889DAE7A4.png" manifest:media-type="image/png"/>
  <manifest:file-entry manifest:full-path="Object 1/Pictures/10000000000000080000000800AE3E82.png" manifest:media-type="image/png"/>
  <manifest:file-entry manifest:full-path="Object 1/Pictures/10000000000000080000000853F82252.png" manifest:media-type="image/png"/>
  <manifest:file-entry manifest:full-path="Object 1/Pictures/10000000000000080000000888F44274.png" manifest:media-type="image/png"/>
  <manifest:file-entry manifest:full-path="Object 1/Pictures/1000000000000008000000081BABE357.png" manifest:media-type="image/png"/>
  <manifest:file-entry manifest:full-path="Object 1/Pictures/1000000000000008000000080D422726.png" manifest:media-type="image/png"/>
  <manifest:file-entry manifest:full-path="Object 1/Pictures/100000000000000800000008CBFB14AB.png" manifest:media-type="image/png"/>
  <manifest:file-entry manifest:full-path="Object 1/Pictures/100000000000000800000008A2713C93.png" manifest:media-type="image/png"/>
  <manifest:file-entry manifest:full-path="Object 1/Pictures/100000000000000800000008752FBB01.png" manifest:media-type="image/png"/>
  <manifest:file-entry manifest:full-path="Object 1/Pictures/100000000000000800000008ECABA8EB.png" manifest:media-type="image/png"/>
  <manifest:file-entry manifest:full-path="Object 1/Pictures/100000000000000800000008E77C3914.png" manifest:media-type="image/png"/>
  <manifest:file-entry manifest:full-path="Object 1/Pictures/100000000000000800000008A6E09451.png" manifest:media-type="image/png"/>
  <manifest:file-entry manifest:full-path="Object 1/Pictures/100000000000000800000008ACA71E2A.png" manifest:media-type="image/png"/>
  <manifest:file-entry manifest:full-path="Object 1/Pictures/100000000000000800000008466D0C79.png" manifest:media-type="image/png"/>
  <manifest:file-entry manifest:full-path="Object 1/Pictures/100000000000000800000008E7246245.png" manifest:media-type="image/png"/>
  <manifest:file-entry manifest:full-path="Object 1/Pictures/100000000000000800000008DAFC220B.png" manifest:media-type="image/png"/>
  <manifest:file-entry manifest:full-path="Object 1/Pictures/100000000000000800000008EEBB2EE7.png" manifest:media-type="image/png"/>
  <manifest:file-entry manifest:full-path="Object 1/Pictures/10000000000000080000000894879245.png" manifest:media-type="image/png"/>
  <manifest:file-entry manifest:full-path="Object 1/Pictures/1000000000000008000000088693320A.png" manifest:media-type="image/png"/>
  <manifest:file-entry manifest:full-path="Object 1/Pictures/10000000000000080000000854C2C24C.png" manifest:media-type="image/png"/>
  <manifest:file-entry manifest:full-path="Object 1/Pictures/10000000000000080000000862D6A51C.png" manifest:media-type="image/png"/>
  <manifest:file-entry manifest:full-path="Object 1/Pictures/100000000000000800000008100A2A41.png" manifest:media-type="image/png"/>
  <manifest:file-entry manifest:full-path="Object 1/Pictures/1000000000000008000000085DDCBAB8.png" manifest:media-type="image/png"/>
  <manifest:file-entry manifest:full-path="Object 1/Pictures/10000000000000080000000876FF7815.png" manifest:media-type="image/png"/>
  <manifest:file-entry manifest:full-path="Object 1/Pictures/1000000000000008000000081C20157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Pictures/100000000000000800000008466D0C79.png" manifest:media-type="image/png"/>
  <manifest:file-entry manifest:full-path="Object 5/Pictures/100000000000000800000008E7246245.png" manifest:media-type="image/png"/>
  <manifest:file-entry manifest:full-path="Object 5/Pictures/100000000000000800000008A6E09451.png" manifest:media-type="image/png"/>
  <manifest:file-entry manifest:full-path="Object 5/Pictures/10000000000000080000000888F44274.png" manifest:media-type="image/png"/>
  <manifest:file-entry manifest:full-path="Object 5/Pictures/10000000000000080000000853F82252.png" manifest:media-type="image/png"/>
  <manifest:file-entry manifest:full-path="Object 5/Pictures/1000000000000008000000081BABE357.png" manifest:media-type="image/png"/>
  <manifest:file-entry manifest:full-path="Object 5/Pictures/100000000000000800000008C5111EB9.png" manifest:media-type="image/png"/>
  <manifest:file-entry manifest:full-path="Object 5/Pictures/100000000000000800000008C07C749D.png" manifest:media-type="image/png"/>
  <manifest:file-entry manifest:full-path="Object 5/Pictures/100000000000000800000008E77C3914.png" manifest:media-type="image/png"/>
  <manifest:file-entry manifest:full-path="Object 5/Pictures/100000000000000800000008ECABA8EB.png" manifest:media-type="image/png"/>
  <manifest:file-entry manifest:full-path="Object 5/Pictures/100000000000000800000008752FBB01.png" manifest:media-type="image/png"/>
  <manifest:file-entry manifest:full-path="Object 5/Pictures/10000000000000080000000876FF7815.png" manifest:media-type="image/png"/>
  <manifest:file-entry manifest:full-path="Object 5/Pictures/1000000000000008000000084F2166A2.png" manifest:media-type="image/png"/>
  <manifest:file-entry manifest:full-path="Object 5/Pictures/100000000000000800000008022402E9.png" manifest:media-type="image/png"/>
  <manifest:file-entry manifest:full-path="Object 5/Pictures/1000000000000008000000081C20157C.png" manifest:media-type="image/png"/>
  <manifest:file-entry manifest:full-path="Object 5/Pictures/100000000000000800000008DD05889E.png" manifest:media-type="image/png"/>
  <manifest:file-entry manifest:full-path="Object 5/Pictures/100000000000000800000008B349DDEC.png" manifest:media-type="image/png"/>
  <manifest:file-entry manifest:full-path="Object 5/Pictures/10000000000000080000000800AE3E82.png" manifest:media-type="image/png"/>
  <manifest:file-entry manifest:full-path="Object 5/Pictures/10000000000000080000000881F56B00.png" manifest:media-type="image/png"/>
  <manifest:file-entry manifest:full-path="Object 5/Pictures/10000000000000080000000889DAE7A4.png" manifest:media-type="image/png"/>
  <manifest:file-entry manifest:full-path="Object 5/Pictures/10000000000000080000000856BC7A2F.png" manifest:media-type="image/png"/>
  <manifest:file-entry manifest:full-path="Object 5/Pictures/100000000000000800000008D18D7DB7.png" manifest:media-type="image/png"/>
  <manifest:file-entry manifest:full-path="Object 5/Pictures/1000000000000008000000087649CE9A.png" manifest:media-type="image/png"/>
  <manifest:file-entry manifest:full-path="Object 5/Pictures/100000000000000800000008E4CB855F.png" manifest:media-type="image/png"/>
  <manifest:file-entry manifest:full-path="Object 5/Pictures/1000000000000008000000087FCCD96D.png" manifest:media-type="image/png"/>
  <manifest:file-entry manifest:full-path="Object 5/Pictures/100000000000000800000008F7997D43.png" manifest:media-type="image/png"/>
  <manifest:file-entry manifest:full-path="Object 5/Pictures/10000000000000080000000839493935.png" manifest:media-type="image/png"/>
  <manifest:file-entry manifest:full-path="Object 5/Pictures/10000000000000080000000854C2C24C.png" manifest:media-type="image/png"/>
  <manifest:file-entry manifest:full-path="Object 5/Pictures/1000000000000008000000088693320A.png" manifest:media-type="image/png"/>
  <manifest:file-entry manifest:full-path="Object 5/Pictures/10000000000000080000000894879245.png" manifest:media-type="image/png"/>
  <manifest:file-entry manifest:full-path="Object 5/Pictures/1000000000000008000000080D422726.png" manifest:media-type="image/png"/>
  <manifest:file-entry manifest:full-path="Object 5/Pictures/100000000000000800000008CBFB14AB.png" manifest:media-type="image/png"/>
  <manifest:file-entry manifest:full-path="Object 5/Pictures/100000000000000800000008B861DA16.png" manifest:media-type="image/png"/>
  <manifest:file-entry manifest:full-path="Object 5/Pictures/1000000000000008000000081CB5CF00.png" manifest:media-type="image/png"/>
  <manifest:file-entry manifest:full-path="Object 5/Pictures/100000000000000800000008EEBB2EE7.png" manifest:media-type="image/png"/>
  <manifest:file-entry manifest:full-path="Object 5/Pictures/100000000000000800000008DAFC220B.png" manifest:media-type="image/png"/>
  <manifest:file-entry manifest:full-path="Object 5/Pictures/100000000000000800000008ACA71E2A.png" manifest:media-type="image/png"/>
  <manifest:file-entry manifest:full-path="Object 5/Pictures/100000000000000800000008CA29F8D8.png" manifest:media-type="image/png"/>
  <manifest:file-entry manifest:full-path="Object 5/Pictures/1000000000000008000000085DDCBAB8.png" manifest:media-type="image/png"/>
  <manifest:file-entry manifest:full-path="Object 5/Pictures/100000000000000800000008100A2A41.png" manifest:media-type="image/png"/>
  <manifest:file-entry manifest:full-path="Object 5/Pictures/10000000000000080000000862D6A51C.png" manifest:media-type="image/png"/>
  <manifest:file-entry manifest:full-path="Object 5/Pictures/100000000000000800000008A2713C93.png" manifest:media-type="image/png"/>
  <manifest:file-entry manifest:full-path="Object 5/Pictures/100000000000000800000008A19C439F.png" manifest:media-type="image/png"/>
  <manifest:file-entry manifest:full-path="Object 5/Pictures/1000000000000008000000082AA353A8.png" manifest:media-type="image/png"/>
  <manifest:file-entry manifest:full-path="Object 5/Pictures/100000000000000800000008816AF50A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C5FDE7E7.png" manifest:media-type="image/png"/>
  <manifest:file-entry manifest:full-path="Object 7/Pictures/100000000000000800000008C5111EB9.png" manifest:media-type="image/png"/>
  <manifest:file-entry manifest:full-path="Object 7/Pictures/10000000000000080000000881F56B00.png" manifest:media-type="image/png"/>
  <manifest:file-entry manifest:full-path="Object 7/Pictures/1000000000000008000000084F2166A2.png" manifest:media-type="image/png"/>
  <manifest:file-entry manifest:full-path="Object 7/Pictures/10000000000000080000000839493935.png" manifest:media-type="image/png"/>
  <manifest:file-entry manifest:full-path="Object 7/Pictures/100000000000000800000008022402E9.png" manifest:media-type="image/png"/>
  <manifest:file-entry manifest:full-path="Object 7/Pictures/100000000000000800000008CA29F8D8.png" manifest:media-type="image/png"/>
  <manifest:file-entry manifest:full-path="Object 7/Pictures/10000000000000080000000829EBE764.png" manifest:media-type="image/png"/>
  <manifest:file-entry manifest:full-path="Object 7/Pictures/100000000000000800000008C07C749D.png" manifest:media-type="image/png"/>
  <manifest:file-entry manifest:full-path="Object 7/Pictures/100000000000000800000008E4CB855F.png" manifest:media-type="image/png"/>
  <manifest:file-entry manifest:full-path="Object 7/Pictures/100000000000000800000008A19C439F.png" manifest:media-type="image/png"/>
  <manifest:file-entry manifest:full-path="Object 7/Pictures/100000000000000800000008B861DA16.png" manifest:media-type="image/png"/>
  <manifest:file-entry manifest:full-path="Object 7/Pictures/100000000000000800000008DD05889E.png" manifest:media-type="image/png"/>
  <manifest:file-entry manifest:full-path="Object 7/Pictures/100000000000000800000008B349DDEC.png" manifest:media-type="image/png"/>
  <manifest:file-entry manifest:full-path="Object 7/Pictures/1000000000000008000000081CB5CF00.png" manifest:media-type="image/png"/>
  <manifest:file-entry manifest:full-path="Object 7/Pictures/100000000000000800000008816AF50A.png" manifest:media-type="image/png"/>
  <manifest:file-entry manifest:full-path="Object 7/Pictures/1000000000000008000000082AA353A8.png" manifest:media-type="image/png"/>
  <manifest:file-entry manifest:full-path="Object 7/Pictures/100000000000000800000008D18D7DB7.png" manifest:media-type="image/png"/>
  <manifest:file-entry manifest:full-path="Object 7/Pictures/1000000000000008000000087649CE9A.png" manifest:media-type="image/png"/>
  <manifest:file-entry manifest:full-path="Object 7/Pictures/100000000000000800000008F7997D43.png" manifest:media-type="image/png"/>
  <manifest:file-entry manifest:full-path="Object 7/Pictures/1000000000000008000000087FCCD96D.png" manifest:media-type="image/png"/>
  <manifest:file-entry manifest:full-path="Object 7/Pictures/10000000000000080000000856BC7A2F.png" manifest:media-type="image/png"/>
  <manifest:file-entry manifest:full-path="Object 7/Pictures/10000000000000080000000889DAE7A4.png" manifest:media-type="image/png"/>
  <manifest:file-entry manifest:full-path="Object 7/Pictures/10000000000000080000000800AE3E82.png" manifest:media-type="image/png"/>
  <manifest:file-entry manifest:full-path="Object 7/Pictures/10000000000000080000000853F82252.png" manifest:media-type="image/png"/>
  <manifest:file-entry manifest:full-path="Object 7/Pictures/10000000000000080000000888F44274.png" manifest:media-type="image/png"/>
  <manifest:file-entry manifest:full-path="Object 7/Pictures/1000000000000008000000081BABE357.png" manifest:media-type="image/png"/>
  <manifest:file-entry manifest:full-path="Object 7/Pictures/1000000000000008000000080D422726.png" manifest:media-type="image/png"/>
  <manifest:file-entry manifest:full-path="Object 7/Pictures/100000000000000800000008CBFB14AB.png" manifest:media-type="image/png"/>
  <manifest:file-entry manifest:full-path="Object 7/Pictures/100000000000000800000008A2713C93.png" manifest:media-type="image/png"/>
  <manifest:file-entry manifest:full-path="Object 7/Pictures/100000000000000800000008752FBB01.png" manifest:media-type="image/png"/>
  <manifest:file-entry manifest:full-path="Object 7/Pictures/100000000000000800000008ECABA8EB.png" manifest:media-type="image/png"/>
  <manifest:file-entry manifest:full-path="Object 7/Pictures/100000000000000800000008E77C3914.png" manifest:media-type="image/png"/>
  <manifest:file-entry manifest:full-path="Object 7/Pictures/100000000000000800000008A6E09451.png" manifest:media-type="image/png"/>
  <manifest:file-entry manifest:full-path="Object 7/Pictures/100000000000000800000008ACA71E2A.png" manifest:media-type="image/png"/>
  <manifest:file-entry manifest:full-path="Object 7/Pictures/100000000000000800000008466D0C79.png" manifest:media-type="image/png"/>
  <manifest:file-entry manifest:full-path="Object 7/Pictures/100000000000000800000008E7246245.png" manifest:media-type="image/png"/>
  <manifest:file-entry manifest:full-path="Object 7/Pictures/100000000000000800000008DAFC220B.png" manifest:media-type="image/png"/>
  <manifest:file-entry manifest:full-path="Object 7/Pictures/100000000000000800000008EEBB2EE7.png" manifest:media-type="image/png"/>
  <manifest:file-entry manifest:full-path="Object 7/Pictures/10000000000000080000000894879245.png" manifest:media-type="image/png"/>
  <manifest:file-entry manifest:full-path="Object 7/Pictures/1000000000000008000000088693320A.png" manifest:media-type="image/png"/>
  <manifest:file-entry manifest:full-path="Object 7/Pictures/10000000000000080000000854C2C24C.png" manifest:media-type="image/png"/>
  <manifest:file-entry manifest:full-path="Object 7/Pictures/10000000000000080000000862D6A51C.png" manifest:media-type="image/png"/>
  <manifest:file-entry manifest:full-path="Object 7/Pictures/100000000000000800000008100A2A41.png" manifest:media-type="image/png"/>
  <manifest:file-entry manifest:full-path="Object 7/Pictures/1000000000000008000000085DDCBAB8.png" manifest:media-type="image/png"/>
  <manifest:file-entry manifest:full-path="Object 7/Pictures/10000000000000080000000876FF7815.png" manifest:media-type="image/png"/>
  <manifest:file-entry manifest:full-path="Object 7/Pictures/1000000000000008000000081C20157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C5FDE7E7.png" manifest:media-type="image/png"/>
  <manifest:file-entry manifest:full-path="Object 6/Pictures/100000000000000800000008C5111EB9.png" manifest:media-type="image/png"/>
  <manifest:file-entry manifest:full-path="Object 6/Pictures/10000000000000080000000881F56B00.png" manifest:media-type="image/png"/>
  <manifest:file-entry manifest:full-path="Object 6/Pictures/1000000000000008000000084F2166A2.png" manifest:media-type="image/png"/>
  <manifest:file-entry manifest:full-path="Object 6/Pictures/10000000000000080000000839493935.png" manifest:media-type="image/png"/>
  <manifest:file-entry manifest:full-path="Object 6/Pictures/100000000000000800000008022402E9.png" manifest:media-type="image/png"/>
  <manifest:file-entry manifest:full-path="Object 6/Pictures/100000000000000800000008CA29F8D8.png" manifest:media-type="image/png"/>
  <manifest:file-entry manifest:full-path="Object 6/Pictures/10000000000000080000000829EBE764.png" manifest:media-type="image/png"/>
  <manifest:file-entry manifest:full-path="Object 6/Pictures/100000000000000800000008C07C749D.png" manifest:media-type="image/png"/>
  <manifest:file-entry manifest:full-path="Object 6/Pictures/100000000000000800000008E4CB855F.png" manifest:media-type="image/png"/>
  <manifest:file-entry manifest:full-path="Object 6/Pictures/100000000000000800000008A19C439F.png" manifest:media-type="image/png"/>
  <manifest:file-entry manifest:full-path="Object 6/Pictures/100000000000000800000008B861DA16.png" manifest:media-type="image/png"/>
  <manifest:file-entry manifest:full-path="Object 6/Pictures/100000000000000800000008DD05889E.png" manifest:media-type="image/png"/>
  <manifest:file-entry manifest:full-path="Object 6/Pictures/100000000000000800000008B349DDEC.png" manifest:media-type="image/png"/>
  <manifest:file-entry manifest:full-path="Object 6/Pictures/1000000000000008000000081CB5CF00.png" manifest:media-type="image/png"/>
  <manifest:file-entry manifest:full-path="Object 6/Pictures/100000000000000800000008816AF50A.png" manifest:media-type="image/png"/>
  <manifest:file-entry manifest:full-path="Object 6/Pictures/1000000000000008000000082AA353A8.png" manifest:media-type="image/png"/>
  <manifest:file-entry manifest:full-path="Object 6/Pictures/100000000000000800000008D18D7DB7.png" manifest:media-type="image/png"/>
  <manifest:file-entry manifest:full-path="Object 6/Pictures/1000000000000008000000087649CE9A.png" manifest:media-type="image/png"/>
  <manifest:file-entry manifest:full-path="Object 6/Pictures/100000000000000800000008F7997D43.png" manifest:media-type="image/png"/>
  <manifest:file-entry manifest:full-path="Object 6/Pictures/1000000000000008000000087FCCD96D.png" manifest:media-type="image/png"/>
  <manifest:file-entry manifest:full-path="Object 6/Pictures/10000000000000080000000856BC7A2F.png" manifest:media-type="image/png"/>
  <manifest:file-entry manifest:full-path="Object 6/Pictures/10000000000000080000000889DAE7A4.png" manifest:media-type="image/png"/>
  <manifest:file-entry manifest:full-path="Object 6/Pictures/10000000000000080000000800AE3E82.png" manifest:media-type="image/png"/>
  <manifest:file-entry manifest:full-path="Object 6/Pictures/10000000000000080000000853F82252.png" manifest:media-type="image/png"/>
  <manifest:file-entry manifest:full-path="Object 6/Pictures/10000000000000080000000888F44274.png" manifest:media-type="image/png"/>
  <manifest:file-entry manifest:full-path="Object 6/Pictures/1000000000000008000000081BABE357.png" manifest:media-type="image/png"/>
  <manifest:file-entry manifest:full-path="Object 6/Pictures/1000000000000008000000080D422726.png" manifest:media-type="image/png"/>
  <manifest:file-entry manifest:full-path="Object 6/Pictures/100000000000000800000008CBFB14AB.png" manifest:media-type="image/png"/>
  <manifest:file-entry manifest:full-path="Object 6/Pictures/100000000000000800000008A2713C93.png" manifest:media-type="image/png"/>
  <manifest:file-entry manifest:full-path="Object 6/Pictures/100000000000000800000008752FBB01.png" manifest:media-type="image/png"/>
  <manifest:file-entry manifest:full-path="Object 6/Pictures/100000000000000800000008ECABA8EB.png" manifest:media-type="image/png"/>
  <manifest:file-entry manifest:full-path="Object 6/Pictures/100000000000000800000008E77C3914.png" manifest:media-type="image/png"/>
  <manifest:file-entry manifest:full-path="Object 6/Pictures/100000000000000800000008A6E09451.png" manifest:media-type="image/png"/>
  <manifest:file-entry manifest:full-path="Object 6/Pictures/100000000000000800000008ACA71E2A.png" manifest:media-type="image/png"/>
  <manifest:file-entry manifest:full-path="Object 6/Pictures/100000000000000800000008466D0C79.png" manifest:media-type="image/png"/>
  <manifest:file-entry manifest:full-path="Object 6/Pictures/100000000000000800000008E7246245.png" manifest:media-type="image/png"/>
  <manifest:file-entry manifest:full-path="Object 6/Pictures/100000000000000800000008DAFC220B.png" manifest:media-type="image/png"/>
  <manifest:file-entry manifest:full-path="Object 6/Pictures/100000000000000800000008EEBB2EE7.png" manifest:media-type="image/png"/>
  <manifest:file-entry manifest:full-path="Object 6/Pictures/10000000000000080000000894879245.png" manifest:media-type="image/png"/>
  <manifest:file-entry manifest:full-path="Object 6/Pictures/1000000000000008000000088693320A.png" manifest:media-type="image/png"/>
  <manifest:file-entry manifest:full-path="Object 6/Pictures/10000000000000080000000854C2C24C.png" manifest:media-type="image/png"/>
  <manifest:file-entry manifest:full-path="Object 6/Pictures/10000000000000080000000862D6A51C.png" manifest:media-type="image/png"/>
  <manifest:file-entry manifest:full-path="Object 6/Pictures/100000000000000800000008100A2A41.png" manifest:media-type="image/png"/>
  <manifest:file-entry manifest:full-path="Object 6/Pictures/1000000000000008000000085DDCBAB8.png" manifest:media-type="image/png"/>
  <manifest:file-entry manifest:full-path="Object 6/Pictures/10000000000000080000000876FF7815.png" manifest:media-type="image/png"/>
  <manifest:file-entry manifest:full-path="Object 6/Pictures/1000000000000008000000081C20157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5FDE7E7.png" manifest:media-type="image/png"/>
  <manifest:file-entry manifest:full-path="Object 2/Pictures/100000000000000800000008C5111EB9.png" manifest:media-type="image/png"/>
  <manifest:file-entry manifest:full-path="Object 2/Pictures/10000000000000080000000881F56B00.png" manifest:media-type="image/png"/>
  <manifest:file-entry manifest:full-path="Object 2/Pictures/1000000000000008000000084F2166A2.png" manifest:media-type="image/png"/>
  <manifest:file-entry manifest:full-path="Object 2/Pictures/10000000000000080000000839493935.png" manifest:media-type="image/png"/>
  <manifest:file-entry manifest:full-path="Object 2/Pictures/100000000000000800000008022402E9.png" manifest:media-type="image/png"/>
  <manifest:file-entry manifest:full-path="Object 2/Pictures/100000000000000800000008CA29F8D8.png" manifest:media-type="image/png"/>
  <manifest:file-entry manifest:full-path="Object 2/Pictures/10000000000000080000000829EBE764.png" manifest:media-type="image/png"/>
  <manifest:file-entry manifest:full-path="Object 2/Pictures/100000000000000800000008C07C749D.png" manifest:media-type="image/png"/>
  <manifest:file-entry manifest:full-path="Object 2/Pictures/100000000000000800000008E4CB855F.png" manifest:media-type="image/png"/>
  <manifest:file-entry manifest:full-path="Object 2/Pictures/100000000000000800000008A19C439F.png" manifest:media-type="image/png"/>
  <manifest:file-entry manifest:full-path="Object 2/Pictures/100000000000000800000008B861DA16.png" manifest:media-type="image/png"/>
  <manifest:file-entry manifest:full-path="Object 2/Pictures/100000000000000800000008DD05889E.png" manifest:media-type="image/png"/>
  <manifest:file-entry manifest:full-path="Object 2/Pictures/100000000000000800000008B349DDEC.png" manifest:media-type="image/png"/>
  <manifest:file-entry manifest:full-path="Object 2/Pictures/1000000000000008000000081CB5CF00.png" manifest:media-type="image/png"/>
  <manifest:file-entry manifest:full-path="Object 2/Pictures/100000000000000800000008816AF50A.png" manifest:media-type="image/png"/>
  <manifest:file-entry manifest:full-path="Object 2/Pictures/1000000000000008000000082AA353A8.png" manifest:media-type="image/png"/>
  <manifest:file-entry manifest:full-path="Object 2/Pictures/100000000000000800000008D18D7DB7.png" manifest:media-type="image/png"/>
  <manifest:file-entry manifest:full-path="Object 2/Pictures/1000000000000008000000087649CE9A.png" manifest:media-type="image/png"/>
  <manifest:file-entry manifest:full-path="Object 2/Pictures/100000000000000800000008F7997D43.png" manifest:media-type="image/png"/>
  <manifest:file-entry manifest:full-path="Object 2/Pictures/1000000000000008000000087FCCD96D.png" manifest:media-type="image/png"/>
  <manifest:file-entry manifest:full-path="Object 2/Pictures/10000000000000080000000856BC7A2F.png" manifest:media-type="image/png"/>
  <manifest:file-entry manifest:full-path="Object 2/Pictures/10000000000000080000000889DAE7A4.png" manifest:media-type="image/png"/>
  <manifest:file-entry manifest:full-path="Object 2/Pictures/10000000000000080000000800AE3E82.png" manifest:media-type="image/png"/>
  <manifest:file-entry manifest:full-path="Object 2/Pictures/10000000000000080000000853F82252.png" manifest:media-type="image/png"/>
  <manifest:file-entry manifest:full-path="Object 2/Pictures/10000000000000080000000888F44274.png" manifest:media-type="image/png"/>
  <manifest:file-entry manifest:full-path="Object 2/Pictures/1000000000000008000000081BABE357.png" manifest:media-type="image/png"/>
  <manifest:file-entry manifest:full-path="Object 2/Pictures/1000000000000008000000080D422726.png" manifest:media-type="image/png"/>
  <manifest:file-entry manifest:full-path="Object 2/Pictures/100000000000000800000008CBFB14AB.png" manifest:media-type="image/png"/>
  <manifest:file-entry manifest:full-path="Object 2/Pictures/100000000000000800000008A2713C93.png" manifest:media-type="image/png"/>
  <manifest:file-entry manifest:full-path="Object 2/Pictures/100000000000000800000008752FBB01.png" manifest:media-type="image/png"/>
  <manifest:file-entry manifest:full-path="Object 2/Pictures/100000000000000800000008ECABA8EB.png" manifest:media-type="image/png"/>
  <manifest:file-entry manifest:full-path="Object 2/Pictures/100000000000000800000008E77C3914.png" manifest:media-type="image/png"/>
  <manifest:file-entry manifest:full-path="Object 2/Pictures/100000000000000800000008A6E09451.png" manifest:media-type="image/png"/>
  <manifest:file-entry manifest:full-path="Object 2/Pictures/100000000000000800000008ACA71E2A.png" manifest:media-type="image/png"/>
  <manifest:file-entry manifest:full-path="Object 2/Pictures/100000000000000800000008466D0C79.png" manifest:media-type="image/png"/>
  <manifest:file-entry manifest:full-path="Object 2/Pictures/100000000000000800000008E7246245.png" manifest:media-type="image/png"/>
  <manifest:file-entry manifest:full-path="Object 2/Pictures/100000000000000800000008DAFC220B.png" manifest:media-type="image/png"/>
  <manifest:file-entry manifest:full-path="Object 2/Pictures/100000000000000800000008EEBB2EE7.png" manifest:media-type="image/png"/>
  <manifest:file-entry manifest:full-path="Object 2/Pictures/10000000000000080000000894879245.png" manifest:media-type="image/png"/>
  <manifest:file-entry manifest:full-path="Object 2/Pictures/1000000000000008000000088693320A.png" manifest:media-type="image/png"/>
  <manifest:file-entry manifest:full-path="Object 2/Pictures/10000000000000080000000854C2C24C.png" manifest:media-type="image/png"/>
  <manifest:file-entry manifest:full-path="Object 2/Pictures/10000000000000080000000862D6A51C.png" manifest:media-type="image/png"/>
  <manifest:file-entry manifest:full-path="Object 2/Pictures/100000000000000800000008100A2A41.png" manifest:media-type="image/png"/>
  <manifest:file-entry manifest:full-path="Object 2/Pictures/1000000000000008000000085DDCBAB8.png" manifest:media-type="image/png"/>
  <manifest:file-entry manifest:full-path="Object 2/Pictures/10000000000000080000000876FF7815.png" manifest:media-type="image/png"/>
  <manifest:file-entry manifest:full-path="Object 2/Pictures/1000000000000008000000081C20157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9"/>
    <style:style style:name="ce25" style:family="table-cell" style:parent-style-name="Default" style:data-style-name="N1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13812742157289" calcext:value-type="float">
            <text:p>0,713812742157289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1919689237245" calcext:value-type="float">
            <text:p>0,91919689237245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081494992722" calcext:value-type="float">
            <text:p>0,9081494992722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20689388847333" calcext:value-type="float">
            <text:p>0,920689388847333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02647807690149" calcext:value-type="float">
            <text:p>0,902647807690149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19915698171684" calcext:value-type="float">
            <text:p>0,819915698171684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47976271928998" calcext:value-type="float">
            <text:p>0,947976271928998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42801868372797" calcext:value-type="float">
            <text:p>0,942801868372797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52829311984172" calcext:value-type="float">
            <text:p>0,952829311984172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28842126746272" calcext:value-type="float">
            <text:p>0,928842126746272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27977127732984" calcext:value-type="float">
            <text:p>0,727977127732984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41910278579894" calcext:value-type="float">
            <text:p>0,841910278579894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99870448000392" calcext:value-type="float">
            <text:p>0,799870448000392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78376831988739" calcext:value-type="float">
            <text:p>0,878376831988739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73071237698712" calcext:value-type="float">
            <text:p>0,773071237698712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11278228633402" calcext:value-type="float">
            <text:p>0,811278228633402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85530259915555" calcext:value-type="float">
            <text:p>0,785530259915555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1251272707836" calcext:value-type="float">
            <text:p>0,771251272707836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23540141361632" calcext:value-type="float">
            <text:p>0,923540141361632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49860247339346" calcext:value-type="float">
            <text:p>0,749860247339346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39094597980931" calcext:value-type="float">
            <text:p>0,639094597980931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12552824622777" calcext:value-type="float">
            <text:p>0,812552824622777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24978187871802" calcext:value-type="float">
            <text:p>0,824978187871802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9604375073056" calcext:value-type="float">
            <text:p>0,789604375073056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0627751129566" calcext:value-type="float">
            <text:p>0,60627751129566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43871962053633" calcext:value-type="float">
            <text:p>0,743871962053633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48137274255207" calcext:value-type="float">
            <text:p>0,848137274255207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57498917215754" calcext:value-type="float">
            <text:p>0,857498917215754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05467682834428" calcext:value-type="float">
            <text:p>0,805467682834428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13077935405813" calcext:value-type="float">
            <text:p>0,713077935405813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69526001869627" calcext:value-type="float">
            <text:p>0,569526001869627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46660989410513" calcext:value-type="float">
            <text:p>0,746660989410513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40653909285003" calcext:value-type="float">
            <text:p>0,740653909285003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41906523689322" calcext:value-type="float">
            <text:p>0,741906523689322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75121702161534" calcext:value-type="float">
            <text:p>0,575121702161534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3363063761053" calcext:value-type="float">
            <text:p>0,73363063761053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5844669007094" calcext:value-type="float">
            <text:p>0,675844669007094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90688225522388" calcext:value-type="float">
            <text:p>0,690688225522388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2045196222318" calcext:value-type="float">
            <text:p>0,782045196222318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76669752420983" calcext:value-type="float">
            <text:p>0,676669752420983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59232841956086" calcext:value-type="float">
            <text:p>0,659232841956086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40798180275665" calcext:value-type="float">
            <text:p>0,740798180275665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3906264975051" calcext:value-type="float">
            <text:p>0,763906264975051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41010408692207" calcext:value-type="float">
            <text:p>0,741010408692207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14863006558905" calcext:value-type="float">
            <text:p>0,514863006558905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56165114359083" calcext:value-type="float">
            <text:p>0,756165114359083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98738004820285" calcext:value-type="float">
            <text:p>0,798738004820285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08912491856078" calcext:value-type="float">
            <text:p>0,808912491856078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9266819953268" calcext:value-type="float">
            <text:p>0,789266819953268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89586246852477" calcext:value-type="float">
            <text:p>0,589586246852477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67101454015509" calcext:value-type="float">
            <text:p>0,667101454015509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02079420376053" calcext:value-type="float">
            <text:p>0,702079420376053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25390765314791" calcext:value-type="float">
            <text:p>0,725390765314791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98439500907065" calcext:value-type="float">
            <text:p>0,698439500907065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5267581652226" calcext:value-type="float">
            <text:p>0,45267581652226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59968392376526" calcext:value-type="float">
            <text:p>0,759968392376526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2603068838037" calcext:value-type="float">
            <text:p>0,72603068838037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46702690310838" calcext:value-type="float">
            <text:p>0,746702690310838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337782000876" calcext:value-type="float">
            <text:p>0,78337782000876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68027821478844" calcext:value-type="float">
            <text:p>0,568027821478844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02075552346489" calcext:value-type="float">
            <text:p>0,602075552346489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03470375378048" calcext:value-type="float">
            <text:p>0,703470375378048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3464670076724" calcext:value-type="float">
            <text:p>0,733464670076724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94020310725083" calcext:value-type="float">
            <text:p>0,694020310725083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86069904283681" calcext:value-type="float">
            <text:p>0,486069904283681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91259639415365" calcext:value-type="float">
            <text:p>0,691259639415365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1726555679568" calcext:value-type="float">
            <text:p>0,771726555679568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4992925569798" calcext:value-type="float">
            <text:p>0,774992925569798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39979590414857" calcext:value-type="float">
            <text:p>0,739979590414857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37506093484072" calcext:value-type="float">
            <text:p>0,537506093484072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1542129128085" calcext:value-type="float">
            <text:p>0,61542129128085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4224019641095" calcext:value-type="float">
            <text:p>0,674224019641095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77974364161061" calcext:value-type="float">
            <text:p>0,677974364161061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43507394071971" calcext:value-type="float">
            <text:p>0,643507394071971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05079752638054" calcext:value-type="float">
            <text:p>0,405079752638054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96731752623892" calcext:value-type="float">
            <text:p>0,696731752623892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98050460128514" calcext:value-type="float">
            <text:p>0,698050460128514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15763396449717" calcext:value-type="float">
            <text:p>0,715763396449717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37534899732227" calcext:value-type="float">
            <text:p>0,737534899732227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19692074622329" calcext:value-type="float">
            <text:p>0,519692074622329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713812742157289" calcext:value-type="float">
            <text:p>0,713812742157289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713812742157289" calcext:value-type="float">
            <text:p>0,7138</text:p>
          </table:table-cell>
          <table:table-cell table:formula="of:=MAX([.E2:.E6])" office:value-type="float" office:value="0.920689388847333" calcext:value-type="float">
            <text:p>0,9207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91919689237245" calcext:value-type="float">
            <text:p>0,9191968923724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60627751129566" calcext:value-type="float">
            <text:p>0,6063</text:p>
          </table:table-cell>
          <table:table-cell table:formula="of:=MAX([.E22:.E26])" office:value-type="float" office:value="0.824978187871802" calcext:value-type="float">
            <text:p>0,8250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9081494992722" calcext:value-type="float">
            <text:p>0,9081494992722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514863006558905" calcext:value-type="float">
            <text:p>0,5149</text:p>
          </table:table-cell>
          <table:table-cell table:formula="of:=MAX([.E42:.E46])" office:value-type="float" office:value="0.763906264975051" calcext:value-type="float">
            <text:p>0,7639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920689388847333" calcext:value-type="float">
            <text:p>0,920689388847333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486069904283681" calcext:value-type="float">
            <text:p>0,4861</text:p>
          </table:table-cell>
          <table:table-cell table:formula="of:=MAX([.E62:.E66])" office:value-type="float" office:value="0.733464670076724" calcext:value-type="float">
            <text:p>0,7335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902647807690149" calcext:value-type="float">
            <text:p>0,90264780769014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819915698171684" calcext:value-type="float">
            <text:p>0,819915698171684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819915698171684" calcext:value-type="float">
            <text:p>0,8199</text:p>
          </table:table-cell>
          <table:table-cell table:formula="of:=MAX([.E7:.E11])" office:value-type="float" office:value="0.952829311984172" calcext:value-type="float">
            <text:p>0,9528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947976271928998" calcext:value-type="float">
            <text:p>0,947976271928998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713077935405813" calcext:value-type="float">
            <text:p>0,7131</text:p>
          </table:table-cell>
          <table:table-cell table:formula="of:=MAX([.E27:.E31])" office:value-type="float" office:value="0.857498917215754" calcext:value-type="float">
            <text:p>0,8575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942801868372797" calcext:value-type="float">
            <text:p>0,942801868372797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589586246852477" calcext:value-type="float">
            <text:p>0,5896</text:p>
          </table:table-cell>
          <table:table-cell table:formula="of:=MAX([.E47:.E51])" office:value-type="float" office:value="0.808912491856078" calcext:value-type="float">
            <text:p>0,8089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952829311984172" calcext:value-type="float">
            <text:p>0,952829311984172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537506093484072" calcext:value-type="float">
            <text:p>0,5375</text:p>
          </table:table-cell>
          <table:table-cell table:formula="of:=MAX([.E67:.E71])" office:value-type="float" office:value="0.774992925569798" calcext:value-type="float">
            <text:p>0,775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928842126746272" calcext:value-type="float">
            <text:p>0,928842126746272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727977127732984" calcext:value-type="float">
            <text:p>0,727977127732984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727977127732984" calcext:value-type="float">
            <text:p>0,7280</text:p>
          </table:table-cell>
          <table:table-cell table:formula="of:=MAX([.E12:.E16])" office:value-type="float" office:value="0.878376831988739" calcext:value-type="float">
            <text:p>0,8784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841910278579894" calcext:value-type="float">
            <text:p>0,841910278579894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569526001869627" calcext:value-type="float">
            <text:p>0,5695</text:p>
          </table:table-cell>
          <table:table-cell table:formula="of:=MAX([.E32:.E36])" office:value-type="float" office:value="0.746660989410513" calcext:value-type="float">
            <text:p>0,7467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799870448000392" calcext:value-type="float">
            <text:p>0,799870448000392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45267581652226" calcext:value-type="float">
            <text:p>0,4527</text:p>
          </table:table-cell>
          <table:table-cell table:formula="of:=MAX([.E52:.E56])" office:value-type="float" office:value="0.725390765314791" calcext:value-type="float">
            <text:p>0,7254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878376831988739" calcext:value-type="float">
            <text:p>0,878376831988739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405079752638054" calcext:value-type="float">
            <text:p>0,4051</text:p>
          </table:table-cell>
          <table:table-cell table:formula="of:=MAX([.E72:.E76])" office:value-type="float" office:value="0.677974364161061" calcext:value-type="float">
            <text:p>0,678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773071237698712" calcext:value-type="float">
            <text:p>0,773071237698712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811278228633402" calcext:value-type="float">
            <text:p>0,811278228633402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749860247339346" calcext:value-type="float">
            <text:p>0,7499</text:p>
          </table:table-cell>
          <table:table-cell table:formula="of:=MAX([.E17:.E21])" office:value-type="float" office:value="0.923540141361632" calcext:value-type="float">
            <text:p>0,9235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785530259915555" calcext:value-type="float">
            <text:p>0,78553025991555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675844669007094" calcext:value-type="float">
            <text:p>0,6758</text:p>
          </table:table-cell>
          <table:table-cell table:formula="of:=MAX([.E37:.E41])" office:value-type="float" office:value="0.782045196222318" calcext:value-type="float">
            <text:p>0,782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771251272707836" calcext:value-type="float">
            <text:p>0,771251272707836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568027821478844" calcext:value-type="float">
            <text:p>0,5680</text:p>
          </table:table-cell>
          <table:table-cell table:formula="of:=MAX([.E57:.E61])" office:value-type="float" office:value="0.78337782000876" calcext:value-type="float">
            <text:p>0,7834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923540141361632" calcext:value-type="float">
            <text:p>0,923540141361632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519692074622329" calcext:value-type="float">
            <text:p>0,5197</text:p>
          </table:table-cell>
          <table:table-cell table:formula="of:=MAX([.E77:.E81])" office:value-type="float" office:value="0.737534899732227" calcext:value-type="float">
            <text:p>0,7375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749860247339346" calcext:value-type="float">
            <text:p>0,749860247339346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39094597980931" calcext:value-type="float">
            <text:p>0,639094597980931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812552824622777" calcext:value-type="float">
            <text:p>0,812552824622777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824978187871802" calcext:value-type="float">
            <text:p>0,82497818787180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789604375073056" calcext:value-type="float">
            <text:p>0,789604375073056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60627751129566" calcext:value-type="float">
            <text:p>0,60627751129566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43871962053633" calcext:value-type="float">
            <text:p>0,743871962053633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848137274255207" calcext:value-type="float">
            <text:p>0,848137274255207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857498917215754" calcext:value-type="float">
            <text:p>0,857498917215754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805467682834428" calcext:value-type="float">
            <text:p>0,80546768283442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713077935405813" calcext:value-type="float">
            <text:p>0,7130779354058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569526001869627" calcext:value-type="float">
            <text:p>0,56952600186962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746660989410513" calcext:value-type="float">
            <text:p>0,7466609894105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740653909285003" calcext:value-type="float">
            <text:p>0,74065390928500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741906523689322" calcext:value-type="float">
            <text:p>0,74190652368932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575121702161534" calcext:value-type="float">
            <text:p>0,5751217021615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3363063761053" calcext:value-type="float">
            <text:p>0,7336306376105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675844669007094" calcext:value-type="float">
            <text:p>0,67584466900709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690688225522388" calcext:value-type="float">
            <text:p>0,69068822552238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782045196222318" calcext:value-type="float">
            <text:p>0,78204519622231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676669752420983" calcext:value-type="float">
            <text:p>0,67666975242098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659232841956086" calcext:value-type="float">
            <text:p>0,65923284195608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740798180275665" calcext:value-type="float">
            <text:p>0,7407981802756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763906264975051" calcext:value-type="float">
            <text:p>0,76390626497505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741010408692207" calcext:value-type="float">
            <text:p>0,74101040869220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514863006558905" calcext:value-type="float">
            <text:p>0,51486300655890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756165114359083" calcext:value-type="float">
            <text:p>0,75616511435908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798738004820285" calcext:value-type="float">
            <text:p>0,79873800482028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808912491856078" calcext:value-type="float">
            <text:p>0,80891249185607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789266819953268" calcext:value-type="float">
            <text:p>0,789266819953268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589586246852477" calcext:value-type="float">
            <text:p>0,589586246852477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667101454015509" calcext:value-type="float">
            <text:p>0,667101454015509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702079420376053" calcext:value-type="float">
            <text:p>0,702079420376053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725390765314791" calcext:value-type="float">
            <text:p>0,72539076531479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698439500907065" calcext:value-type="float">
            <text:p>0,698439500907065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45267581652226" calcext:value-type="float">
            <text:p>0,45267581652226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759968392376526" calcext:value-type="float">
            <text:p>0,759968392376526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72603068838037" calcext:value-type="float">
            <text:p>0,72603068838037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46702690310838" calcext:value-type="float">
            <text:p>0,74670269031083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78337782000876" calcext:value-type="float">
            <text:p>0,7833778200087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568027821478844" calcext:value-type="float">
            <text:p>0,5680278214788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602075552346489" calcext:value-type="float">
            <text:p>0,60207555234648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703470375378048" calcext:value-type="float">
            <text:p>0,70347037537804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733464670076724" calcext:value-type="float">
            <text:p>0,73346467007672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694020310725083" calcext:value-type="float">
            <text:p>0,69402031072508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486069904283681" calcext:value-type="float">
            <text:p>0,48606990428368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691259639415365" calcext:value-type="float">
            <text:p>0,6912596394153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71726555679568" calcext:value-type="float">
            <text:p>0,7717265556795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774992925569798" calcext:value-type="float">
            <text:p>0,7749929255697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739979590414857" calcext:value-type="float">
            <text:p>0,73997959041485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537506093484072" calcext:value-type="float">
            <text:p>0,537506093484072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61542129128085" calcext:value-type="float">
            <text:p>0,6154212912808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674224019641095" calcext:value-type="float">
            <text:p>0,67422401964109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677974364161061" calcext:value-type="float">
            <text:p>0,6779743641610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643507394071971" calcext:value-type="float">
            <text:p>0,643507394071971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405079752638054" calcext:value-type="float">
            <text:p>0,405079752638054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696731752623892" calcext:value-type="float">
            <text:p>0,696731752623892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698050460128514" calcext:value-type="float">
            <text:p>0,698050460128514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715763396449717" calcext:value-type="float">
            <text:p>0,715763396449717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737534899732227" calcext:value-type="float">
            <text:p>0,73753489973222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519692074622329" calcext:value-type="float">
            <text:p>0,5196920746223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number-columns-repeated="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DT with old config  </text:p>
            <text:p>No Correction </text:p>
            <text:p>R2: 0.965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7]/[$similarity_scores.H17]-1" office:value-type="percentage" office:value="0.0934246762392166" calcext:value-type="percentage">
            <text:p>9,34 %</text:p>
          </table:table-cell>
          <table:table-cell table:style-name="ce18" table:formula="of:=[$similarity_scores.I7]/[$similarity_scores.I17]-1" office:value-type="percentage" office:value="0.0317140201175847" calcext:value-type="percentage">
            <text:p>3,17 %</text:p>
          </table:table-cell>
          <table:table-cell table:number-columns-repeated="2"/>
          <table:table-cell table:style-name="ce18"/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is better by</text:p>
          </table:table-cell>
          <table:covered-table-cell/>
          <table:table-cell table:style-name="ce18" table:formula="of:=[$similarity_scores.H8]/[$similarity_scores.H18]-1" office:value-type="percentage" office:value="0.0550914553390205" calcext:value-type="percentage">
            <text:p>5,51 %</text:p>
          </table:table-cell>
          <table:table-cell table:style-name="ce18" table:formula="of:=[$similarity_scores.I8]/[$similarity_scores.I18]-1" office:value-type="percentage" office:value="0.0964825579875903" calcext:value-type="percentage">
            <text:p>9,65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9]/[$similarity_scores.H19]-1" office:value-type="percentage" office:value="0.0379531152497186" calcext:value-type="percentage">
            <text:p>3,80 %</text:p>
          </table:table-cell>
          <table:table-cell table:style-name="ce18" table:formula="of:=[$similarity_scores.I9]/[$similarity_scores.I19]-1" office:value-type="percentage" office:value="0.0325956022689442" calcext:value-type="percentage">
            <text:p>3,26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10]/[$similarity_scores.H20]-1" office:value-type="percentage" office:value="0.0342780268001759" calcext:value-type="percentage">
            <text:p>3,43 %</text:p>
          </table:table-cell>
          <table:table-cell table:style-name="ce18" table:formula="of:=[$similarity_scores.I10]/[$similarity_scores.I20]-1" office:value-type="percentage" office:value="0.0507881401289216" calcext:value-type="percentage">
            <text:p>5,08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 old config  </text:p>
            <text:p>One Correction </text:p>
            <text:p>R2: 0.9642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])" office:value-type="percentage" office:value="0.129407152773135" calcext:value-type="percentage">
            <text:p>12,94 %</text:p>
          </table:table-cell>
          <table:table-cell table:style-name="ce18" table:formula="of:=1/[$similarity_scores.I7]*([$similarity_scores.I7]-[$similarity_scores.I2])" office:value-type="percentage" office:value="0.0337310394764316" calcext:value-type="percentage">
            <text:p>3,37 %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One Correction is worse by</text:p>
          </table:table-cell>
          <table:covered-table-cell/>
          <table:table-cell table:style-name="ce18" table:formula="of:=1/[$similarity_scores.H8]*([$similarity_scores.H8]-[$similarity_scores.H3])" office:value-type="percentage" office:value="0.149773844915525" calcext:value-type="percentage">
            <text:p>14,98 %</text:p>
          </table:table-cell>
          <table:table-cell table:style-name="ce18" table:formula="of:=1/[$similarity_scores.I8]*([$similarity_scores.I8]-[$similarity_scores.I3])" office:value-type="percentage" office:value="0.0379250966864709" calcext:value-type="percentage">
            <text:p>3,79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4])" office:value-type="percentage" office:value="0.126738438510878" calcext:value-type="percentage">
            <text:p>12,67 %</text:p>
          </table:table-cell>
          <table:table-cell table:style-name="ce18" table:formula="of:=1/[$similarity_scores.I9]*([$similarity_scores.I9]-[$similarity_scores.I4])" office:value-type="percentage" office:value="0.0556379427121453" calcext:value-type="percentage">
            <text:p>5,56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5])" office:value-type="percentage" office:value="0.0956941508643851" calcext:value-type="percentage">
            <text:p>9,57 %</text:p>
          </table:table-cell>
          <table:table-cell table:style-name="ce18" table:formula="of:=1/[$similarity_scores.I10]*([$similarity_scores.I10]-[$similarity_scores.I5])" office:value-type="percentage" office:value="0.0535853349403684" calcext:value-type="percentage">
            <text:p>5,36 %</text:p>
          </table:table-cell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out PR3 </text:p>
            <text:p>No Correction  </text:p>
            <text:p>R2: 0.271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5])" office:value-type="percentage" office:value="1" calcext:value-type="percentage">
            <text:p>100,00 %</text:p>
          </table:table-cell>
          <table:table-cell table:style-name="ce18" table:formula="of:=1/[$similarity_scores.I7]*([$similarity_scores.I7]-[$similarity_scores.I25])" office:value-type="percentage" office:value="1" calcext:value-type="percentage">
            <text:p>100,00 %</text:p>
          </table:table-cell>
          <table:table-cell/>
          <table:table-cell table:style-name="ce18" table:formula="of:=[$similarity_scores.H7]/[$similarity_scores.H25]-1" office:value-type="string" office:string-value="" calcext:value-type="error">
            <text:p>#DIV/0!</text:p>
          </table:table-cell>
          <table:table-cell table:style-name="ce18" table:formula="of:=[$similarity_scores.I7]/[$similarity_scores.I25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with old config is better by</text:p>
          </table:table-cell>
          <table:covered-table-cell/>
          <table:table-cell table:style-name="ce18" table:formula="of:=1/[$similarity_scores.H8]*([$similarity_scores.H8]-[$similarity_scores.H26])" office:value-type="percentage" office:value="1" calcext:value-type="percentage">
            <text:p>100,00 %</text:p>
          </table:table-cell>
          <table:table-cell table:style-name="ce18" table:formula="of:=1/[$similarity_scores.I8]*([$similarity_scores.I8]-[$similarity_scores.I26])" office:value-type="percentage" office:value="1" calcext:value-type="percentage">
            <text:p>100,00 %</text:p>
          </table:table-cell>
          <table:table-cell/>
          <table:table-cell table:style-name="ce18" table:formula="of:=[$similarity_scores.H8]/[$similarity_scores.H26]-1" office:value-type="string" office:string-value="" calcext:value-type="error">
            <text:p>#DIV/0!</text:p>
          </table:table-cell>
          <table:table-cell table:style-name="ce18" table:formula="of:=[$similarity_scores.I8]/[$similarity_scores.I26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27])" office:value-type="percentage" office:value="1" calcext:value-type="percentage">
            <text:p>100,00 %</text:p>
          </table:table-cell>
          <table:table-cell table:style-name="ce18" table:formula="of:=1/[$similarity_scores.I9]*([$similarity_scores.I9]-[$similarity_scores.I27])" office:value-type="percentage" office:value="1" calcext:value-type="percentage">
            <text:p>100,00 %</text:p>
          </table:table-cell>
          <table:table-cell/>
          <table:table-cell table:style-name="ce18" table:formula="of:=[$similarity_scores.H9]/[$similarity_scores.H27]-1" office:value-type="string" office:string-value="" calcext:value-type="error">
            <text:p>#DIV/0!</text:p>
          </table:table-cell>
          <table:table-cell table:style-name="ce18" table:formula="of:=[$similarity_scores.I9]/[$similarity_scores.I27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28])" office:value-type="percentage" office:value="1" calcext:value-type="percentage">
            <text:p>100,00 %</text:p>
          </table:table-cell>
          <table:table-cell table:style-name="ce18" table:formula="of:=1/[$similarity_scores.I10]*([$similarity_scores.I10]-[$similarity_scores.I28])" office:value-type="percentage" office:value="1" calcext:value-type="percentage">
            <text:p>100,00 %</text:p>
          </table:table-cell>
          <table:table-cell/>
          <table:table-cell table:style-name="ce18" table:formula="of:=[$similarity_scores.H10]/[$similarity_scores.H28]-1" office:value-type="string" office:string-value="" calcext:value-type="error">
            <text:p>#DIV/0!</text:p>
          </table:table-cell>
          <table:table-cell table:style-name="ce18" table:formula="of:=[$similarity_scores.I10]/[$similarity_scores.I28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DT with old config  </text:p>
            <text:p>No Correction </text:p>
            <text:p>R2: 0.9658</text:p>
          </table:table-cell>
          <table:table-cell office:value-type="string" calcext:value-type="string">
            <text:p>DT without PR3 </text:p>
            <text:p>No Correction  </text:p>
            <text:p>R2: 0.7514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7]*([$similarity_scores.H17]-[$similarity_scores.H55])" office:value-type="percentage" office:value="1" calcext:value-type="percentage">
            <text:p>100,00 %</text:p>
          </table:table-cell>
          <table:table-cell table:style-name="ce18" table:formula="of:=1/[$similarity_scores.I17]*([$similarity_scores.I17]-[$similarity_scores.I55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DT <text:s/>with old config is better by</text:p>
          </table:table-cell>
          <table:covered-table-cell/>
          <table:table-cell table:style-name="ce18" table:formula="of:=1/[$similarity_scores.H18]*([$similarity_scores.H18]-[$similarity_scores.H56])" office:value-type="percentage" office:value="1" calcext:value-type="percentage">
            <text:p>100,00 %</text:p>
          </table:table-cell>
          <table:table-cell table:style-name="ce18" table:formula="of:=1/[$similarity_scores.I18]*([$similarity_scores.I18]-[$similarity_scores.I56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9]*([$similarity_scores.H19]-[$similarity_scores.H57])" office:value-type="percentage" office:value="1" calcext:value-type="percentage">
            <text:p>100,00 %</text:p>
          </table:table-cell>
          <table:table-cell table:style-name="ce18" table:formula="of:=1/[$similarity_scores.I19]*([$similarity_scores.I19]-[$similarity_scores.I57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20]*([$similarity_scores.H20]-[$similarity_scores.H58])" office:value-type="percentage" office:value="1" calcext:value-type="percentage">
            <text:p>100,00 %</text:p>
          </table:table-cell>
          <table:table-cell table:style-name="ce18" table:formula="of:=1/[$similarity_scores.I20]*([$similarity_scores.I20]-[$similarity_scores.I58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2" table:style-name="Default"/>
          <table:covered-table-cell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 table:number-columns-repeated="4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Ridge</text:p>
          </table:table-cell>
          <table:table-cell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</text:p>
            <text:p>(corr_max=0)</text:p>
          </table:table-cell>
          <table:table-cell office:value-type="string" calcext:value-type="string">
            <text:p>Similarity </text:p>
            <text:p>(corr_max=1)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7]" office:value-type="float" office:value="0.819915698171684" calcext:value-type="float">
            <text:p>0.8199</text:p>
          </table:table-cell>
          <table:table-cell table:formula="of:=[$similarity_scores.E17]" office:value-type="float" office:value="0.811278228633402" calcext:value-type="float">
            <text:p>0.8113</text:p>
          </table:table-cell>
          <table:table-cell table:style-name="ce25" table:formula="of:=[.D36]/[.E36]-1" office:value-type="percentage" office:value="0.0106467414426146" calcext:value-type="percentage">
            <text:p>1.06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]" office:value-type="float" office:value="0.713812742157289" calcext:value-type="float">
            <text:p>0.7138</text:p>
          </table:table-cell>
          <table:table-cell table:style-name="ce24" table:formula="of:=[$similarity_scores.E12]" office:value-type="float" office:value="0.727977127732984" calcext:value-type="float">
            <text:p>0.7280</text:p>
          </table:table-cell>
          <table:table-cell table:style-name="ce25" table:formula="of:=[.J36]/[.K36]-1" office:value-type="percentage" office:value="-0.0194571848978341" calcext:value-type="percentage">
            <text:p>-1.95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.D36]" office:value-type="float" office:value="0.819915698171684" calcext:value-type="float">
            <text:p>0.8199</text:p>
          </table:table-cell>
          <table:table-cell table:style-name="ce24" table:formula="of:=[.J36]" office:value-type="float" office:value="0.713812742157289" calcext:value-type="float">
            <text:p>0.7138</text:p>
          </table:table-cell>
          <table:table-cell table:style-name="ce25" table:formula="of:=[.P36]/[.Q36]-1" office:value-type="percentage" office:value="0.148642563725789" calcext:value-type="percentage">
            <text:p>14.8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8]" office:value-type="float" office:value="0.947976271928998" calcext:value-type="float">
            <text:p>0.9480</text:p>
          </table:table-cell>
          <table:table-cell table:formula="of:=[$similarity_scores.E18]" office:value-type="float" office:value="0.785530259915555" calcext:value-type="float">
            <text:p>0.7855</text:p>
          </table:table-cell>
          <table:table-cell table:style-name="ce25" table:formula="of:=[.D37]/[.E37]-1" office:value-type="percentage" office:value="0.206797904934822" calcext:value-type="percentage">
            <text:p>20.6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3]" office:value-type="float" office:value="0.91919689237245" calcext:value-type="float">
            <text:p>0.9192</text:p>
          </table:table-cell>
          <table:table-cell table:style-name="ce24" table:formula="of:=[$similarity_scores.E13]" office:value-type="float" office:value="0.841910278579894" calcext:value-type="float">
            <text:p>0.8419</text:p>
          </table:table-cell>
          <table:table-cell table:style-name="ce25" table:formula="of:=[.J37]/[.K37]-1" office:value-type="percentage" office:value="0.0917991094287629" calcext:value-type="percentage">
            <text:p>9.1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37]" office:value-type="float" office:value="0.947976271928998" calcext:value-type="float">
            <text:p>0.9480</text:p>
          </table:table-cell>
          <table:table-cell table:style-name="ce24" table:formula="of:=[.J37]" office:value-type="float" office:value="0.91919689237245" calcext:value-type="float">
            <text:p>0.9192</text:p>
          </table:table-cell>
          <table:table-cell table:style-name="ce25" table:formula="of:=[.P37]/[.Q37]-1" office:value-type="percentage" office:value="0.0313092655070544" calcext:value-type="percentage">
            <text:p>3.1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9]" office:value-type="float" office:value="0.942801868372797" calcext:value-type="float">
            <text:p>0.9428</text:p>
          </table:table-cell>
          <table:table-cell table:formula="of:=[$similarity_scores.E19]" office:value-type="float" office:value="0.771251272707836" calcext:value-type="float">
            <text:p>0.7713</text:p>
          </table:table-cell>
          <table:table-cell table:style-name="ce25" table:formula="of:=[.D38]/[.E38]-1" office:value-type="percentage" office:value="0.222431523597559" calcext:value-type="percentage">
            <text:p>22.2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]" office:value-type="float" office:value="0.9081494992722" calcext:value-type="float">
            <text:p>0.9081</text:p>
          </table:table-cell>
          <table:table-cell table:style-name="ce24" table:formula="of:=[$similarity_scores.E14]" office:value-type="float" office:value="0.799870448000392" calcext:value-type="float">
            <text:p>0.7999</text:p>
          </table:table-cell>
          <table:table-cell table:style-name="ce25" table:formula="of:=[.J38]/[.K38]-1" office:value-type="percentage" office:value="0.135370736026687" calcext:value-type="percentage">
            <text:p>13.5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38]" office:value-type="float" office:value="0.942801868372797" calcext:value-type="float">
            <text:p>0.9428</text:p>
          </table:table-cell>
          <table:table-cell table:style-name="ce24" table:formula="of:=[.J38]" office:value-type="float" office:value="0.9081494992722" calcext:value-type="float">
            <text:p>0.9081</text:p>
          </table:table-cell>
          <table:table-cell table:style-name="ce25" table:formula="of:=[.P38]/[.Q38]-1" office:value-type="percentage" office:value="0.0381571196464541" calcext:value-type="percentage">
            <text:p>3.8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10]" office:value-type="float" office:value="0.952829311984172" calcext:value-type="float">
            <text:p>0.9528</text:p>
          </table:table-cell>
          <table:table-cell table:formula="of:=[$similarity_scores.E20]" office:value-type="float" office:value="0.923540141361632" calcext:value-type="float">
            <text:p>0.9235</text:p>
          </table:table-cell>
          <table:table-cell table:style-name="ce25" table:formula="of:=[.D39]/[.E39]-1" office:value-type="percentage" office:value="0.0317140201175847" calcext:value-type="percentage">
            <text:p>3.1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5]" office:value-type="float" office:value="0.920689388847333" calcext:value-type="float">
            <text:p>0.9207</text:p>
          </table:table-cell>
          <table:table-cell table:style-name="ce24" table:formula="of:=[$similarity_scores.E15]" office:value-type="float" office:value="0.878376831988739" calcext:value-type="float">
            <text:p>0.8784</text:p>
          </table:table-cell>
          <table:table-cell table:style-name="ce25" table:formula="of:=[.J39]/[.K39]-1" office:value-type="percentage" office:value="0.0481713033833024" calcext:value-type="percentage">
            <text:p>4.8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39]" office:value-type="float" office:value="0.952829311984172" calcext:value-type="float">
            <text:p>0.9528</text:p>
          </table:table-cell>
          <table:table-cell table:style-name="ce24" table:formula="of:=[.J39]" office:value-type="float" office:value="0.920689388847333" calcext:value-type="float">
            <text:p>0.9207</text:p>
          </table:table-cell>
          <table:table-cell table:style-name="ce25" table:formula="of:=[.P39]/[.Q39]-1" office:value-type="percentage" office:value="0.0349085408457648" calcext:value-type="percentage">
            <text:p>3.4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11]" office:value-type="float" office:value="0.928842126746272" calcext:value-type="float">
            <text:p>0.9288</text:p>
          </table:table-cell>
          <table:table-cell table:formula="of:=[$similarity_scores.E21]" office:value-type="float" office:value="0.749860247339346" calcext:value-type="float">
            <text:p>0.7499</text:p>
          </table:table-cell>
          <table:table-cell table:style-name="ce25" table:formula="of:=[.D40]/[.E40]-1" office:value-type="percentage" office:value="0.238686982063643" calcext:value-type="percentage">
            <text:p>23.8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]" office:value-type="float" office:value="0.902647807690149" calcext:value-type="float">
            <text:p>0.9026</text:p>
          </table:table-cell>
          <table:table-cell table:style-name="ce24" table:formula="of:=[$similarity_scores.E16]" office:value-type="float" office:value="0.773071237698712" calcext:value-type="float">
            <text:p>0.7731</text:p>
          </table:table-cell>
          <table:table-cell table:style-name="ce25" table:formula="of:=[.J40]/[.K40]-1" office:value-type="percentage" office:value="0.167612716231899" calcext:value-type="percentage">
            <text:p>16.76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0]" office:value-type="float" office:value="0.928842126746272" calcext:value-type="float">
            <text:p>0.9288</text:p>
          </table:table-cell>
          <table:table-cell table:style-name="ce24" table:formula="of:=[.J40]" office:value-type="float" office:value="0.902647807690149" calcext:value-type="float">
            <text:p>0.9026</text:p>
          </table:table-cell>
          <table:table-cell table:style-name="ce25" table:formula="of:=[.P40]/[.Q40]-1" office:value-type="percentage" office:value="0.0290194235591768" calcext:value-type="percentage">
            <text:p>2.90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7]" office:value-type="float" office:value="0.743871962053633" calcext:value-type="float">
            <text:p>0.7439</text:p>
          </table:table-cell>
          <table:table-cell table:formula="of:=[$similarity_scores.E37]" office:value-type="float" office:value="0.73363063761053" calcext:value-type="float">
            <text:p>0.7336</text:p>
          </table:table-cell>
          <table:table-cell table:style-name="ce25" table:formula="of:=[.D41]/[.E41]-1" office:value-type="percentage" office:value="0.0139597829180906" calcext:value-type="percentage">
            <text:p>1.40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2]" office:value-type="float" office:value="0.639094597980931" calcext:value-type="float">
            <text:p>0.6391</text:p>
          </table:table-cell>
          <table:table-cell table:style-name="ce24" table:formula="of:=[$similarity_scores.E32]" office:value-type="float" office:value="0.569526001869627" calcext:value-type="float">
            <text:p>0.5695</text:p>
          </table:table-cell>
          <table:table-cell table:style-name="ce25" table:formula="of:=[.J41]/[.K41]-1" office:value-type="percentage" office:value="0.122151747036878" calcext:value-type="percentage">
            <text:p>12.22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.D41]" office:value-type="float" office:value="0.743871962053633" calcext:value-type="float">
            <text:p>0.7439</text:p>
          </table:table-cell>
          <table:table-cell table:style-name="ce24" table:formula="of:=[.J41]" office:value-type="float" office:value="0.639094597980931" calcext:value-type="float">
            <text:p>0.6391</text:p>
          </table:table-cell>
          <table:table-cell table:style-name="ce25" table:formula="of:=[.P41]/[.Q41]-1" office:value-type="percentage" office:value="0.163946565037042" calcext:value-type="percentage">
            <text:p>16.3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8]" office:value-type="float" office:value="0.848137274255207" calcext:value-type="float">
            <text:p>0.8481</text:p>
          </table:table-cell>
          <table:table-cell table:formula="of:=[$similarity_scores.E38]" office:value-type="float" office:value="0.675844669007094" calcext:value-type="float">
            <text:p>0.6758</text:p>
          </table:table-cell>
          <table:table-cell table:style-name="ce25" table:formula="of:=[.D42]/[.E42]-1" office:value-type="percentage" office:value="0.254929295367875" calcext:value-type="percentage">
            <text:p>25.49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23]" office:value-type="float" office:value="0.812552824622777" calcext:value-type="float">
            <text:p>0.8126</text:p>
          </table:table-cell>
          <table:table-cell table:style-name="ce24" table:formula="of:=[$similarity_scores.E33]" office:value-type="float" office:value="0.746660989410513" calcext:value-type="float">
            <text:p>0.7467</text:p>
          </table:table-cell>
          <table:table-cell table:style-name="ce25" table:formula="of:=[.J42]/[.K42]-1" office:value-type="percentage" office:value="0.0882486645837572" calcext:value-type="percentage">
            <text:p>8.82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2]" office:value-type="float" office:value="0.848137274255207" calcext:value-type="float">
            <text:p>0.8481</text:p>
          </table:table-cell>
          <table:table-cell table:style-name="ce24" table:formula="of:=[.J42]" office:value-type="float" office:value="0.812552824622777" calcext:value-type="float">
            <text:p>0.8126</text:p>
          </table:table-cell>
          <table:table-cell table:style-name="ce25" table:formula="of:=[.P42]/[.Q42]-1" office:value-type="percentage" office:value="0.0437933984771384" calcext:value-type="percentage">
            <text:p>4.3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9]" office:value-type="float" office:value="0.857498917215754" calcext:value-type="float">
            <text:p>0.8575</text:p>
          </table:table-cell>
          <table:table-cell table:formula="of:=[$similarity_scores.E39]" office:value-type="float" office:value="0.690688225522388" calcext:value-type="float">
            <text:p>0.6907</text:p>
          </table:table-cell>
          <table:table-cell table:style-name="ce25" table:formula="of:=[.D43]/[.E43]-1" office:value-type="percentage" office:value="0.241513733012029" calcext:value-type="percentage">
            <text:p>24.1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24]" office:value-type="float" office:value="0.824978187871802" calcext:value-type="float">
            <text:p>0.8250</text:p>
          </table:table-cell>
          <table:table-cell table:style-name="ce24" table:formula="of:=[$similarity_scores.E34]" office:value-type="float" office:value="0.740653909285003" calcext:value-type="float">
            <text:p>0.7407</text:p>
          </table:table-cell>
          <table:table-cell table:style-name="ce25" table:formula="of:=[.J43]/[.K43]-1" office:value-type="percentage" office:value="0.113851122001371" calcext:value-type="percentage">
            <text:p>11.3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3]" office:value-type="float" office:value="0.857498917215754" calcext:value-type="float">
            <text:p>0.8575</text:p>
          </table:table-cell>
          <table:table-cell table:style-name="ce24" table:formula="of:=[.J43]" office:value-type="float" office:value="0.824978187871802" calcext:value-type="float">
            <text:p>0.8250</text:p>
          </table:table-cell>
          <table:table-cell table:style-name="ce25" table:formula="of:=[.P43]/[.Q43]-1" office:value-type="percentage" office:value="0.0394201080974581" calcext:value-type="percentage">
            <text:p>3.9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30]" office:value-type="float" office:value="0.805467682834428" calcext:value-type="float">
            <text:p>0.8055</text:p>
          </table:table-cell>
          <table:table-cell table:formula="of:=[$similarity_scores.E40]" office:value-type="float" office:value="0.782045196222318" calcext:value-type="float">
            <text:p>0.7820</text:p>
          </table:table-cell>
          <table:table-cell table:style-name="ce25" table:formula="of:=[.D44]/[.E44]-1" office:value-type="percentage" office:value="0.0299502979178867" calcext:value-type="percentage">
            <text:p>3.0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25]" office:value-type="float" office:value="0.789604375073056" calcext:value-type="float">
            <text:p>0.7896</text:p>
          </table:table-cell>
          <table:table-cell table:style-name="ce24" table:formula="of:=[$similarity_scores.E35]" office:value-type="float" office:value="0.741906523689322" calcext:value-type="float">
            <text:p>0.7419</text:p>
          </table:table-cell>
          <table:table-cell table:style-name="ce25" table:formula="of:=[.J44]/[.K44]-1" office:value-type="percentage" office:value="0.0642909178727045" calcext:value-type="percentage">
            <text:p>6.4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4]" office:value-type="float" office:value="0.805467682834428" calcext:value-type="float">
            <text:p>0.8055</text:p>
          </table:table-cell>
          <table:table-cell table:style-name="ce24" table:formula="of:=[.J44]" office:value-type="float" office:value="0.789604375073056" calcext:value-type="float">
            <text:p>0.7896</text:p>
          </table:table-cell>
          <table:table-cell table:style-name="ce25" table:formula="of:=[.P44]/[.Q44]-1" office:value-type="percentage" office:value="0.0200901973977845" calcext:value-type="percentage">
            <text:p>2.0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31]" office:value-type="float" office:value="0.713077935405813" calcext:value-type="float">
            <text:p>0.7131</text:p>
          </table:table-cell>
          <table:table-cell table:formula="of:=[$similarity_scores.E41]" office:value-type="float" office:value="0.676669752420983" calcext:value-type="float">
            <text:p>0.6767</text:p>
          </table:table-cell>
          <table:table-cell table:style-name="ce25" table:formula="of:=[.D45]/[.E45]-1" office:value-type="percentage" office:value="0.0538049511664587" calcext:value-type="percentage">
            <text:p>5.38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26]" office:value-type="float" office:value="0.60627751129566" calcext:value-type="float">
            <text:p>0.6063</text:p>
          </table:table-cell>
          <table:table-cell table:style-name="ce24" table:formula="of:=[$similarity_scores.E36]" office:value-type="float" office:value="0.575121702161534" calcext:value-type="float">
            <text:p>0.5751</text:p>
          </table:table-cell>
          <table:table-cell table:style-name="ce25" table:formula="of:=[.J45]/[.K45]-1" office:value-type="percentage" office:value="0.054172549943829" calcext:value-type="percentage">
            <text:p>5.4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5]" office:value-type="float" office:value="0.713077935405813" calcext:value-type="float">
            <text:p>0.7131</text:p>
          </table:table-cell>
          <table:table-cell table:style-name="ce24" table:formula="of:=[.J45]" office:value-type="float" office:value="0.60627751129566" calcext:value-type="float">
            <text:p>0.6063</text:p>
          </table:table-cell>
          <table:table-cell table:style-name="ce25" table:formula="of:=[.P45]/[.Q45]-1" office:value-type="percentage" office:value="0.176157654078102" calcext:value-type="percentage">
            <text:p>17.62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7]" office:value-type="float" office:value="0.756165114359083" calcext:value-type="float">
            <text:p>0.7562</text:p>
          </table:table-cell>
          <table:table-cell table:formula="of:=[$similarity_scores.E57]" office:value-type="float" office:value="0.759968392376526" calcext:value-type="float">
            <text:p>0.7600</text:p>
          </table:table-cell>
          <table:table-cell table:style-name="ce25" table:formula="of:=[.D46]/[.E46]-1" office:value-type="percentage" office:value="-0.00500452131377482" calcext:value-type="percentage">
            <text:p>-0.50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42]" office:value-type="float" office:value="0.659232841956086" calcext:value-type="float">
            <text:p>0.6592</text:p>
          </table:table-cell>
          <table:table-cell table:style-name="ce24" table:formula="of:=[$similarity_scores.E52]" office:value-type="float" office:value="0.667101454015509" calcext:value-type="float">
            <text:p>0.6671</text:p>
          </table:table-cell>
          <table:table-cell table:style-name="ce25" table:formula="of:=[.J46]/[.K46]-1" office:value-type="percentage" office:value="-0.0117952254669192" calcext:value-type="percentage">
            <text:p>-1.18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.D46]" office:value-type="float" office:value="0.756165114359083" calcext:value-type="float">
            <text:p>0.7562</text:p>
          </table:table-cell>
          <table:table-cell table:style-name="ce24" table:formula="of:=[.J46]" office:value-type="float" office:value="0.659232841956086" calcext:value-type="float">
            <text:p>0.6592</text:p>
          </table:table-cell>
          <table:table-cell table:style-name="ce25" table:formula="of:=[.P46]/[.Q46]-1" office:value-type="percentage" office:value="0.147037990576103" calcext:value-type="percentage">
            <text:p>14.7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8]" office:value-type="float" office:value="0.798738004820285" calcext:value-type="float">
            <text:p>0.7987</text:p>
          </table:table-cell>
          <table:table-cell table:formula="of:=[$similarity_scores.E58]" office:value-type="float" office:value="0.72603068838037" calcext:value-type="float">
            <text:p>0.7260</text:p>
          </table:table-cell>
          <table:table-cell table:style-name="ce25" table:formula="of:=[.D47]/[.E47]-1" office:value-type="percentage" office:value="0.100143585668686" calcext:value-type="percentage">
            <text:p>10.0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43]" office:value-type="float" office:value="0.740798180275665" calcext:value-type="float">
            <text:p>0.7408</text:p>
          </table:table-cell>
          <table:table-cell table:style-name="ce24" table:formula="of:=[$similarity_scores.E53]" office:value-type="float" office:value="0.702079420376053" calcext:value-type="float">
            <text:p>0.7021</text:p>
          </table:table-cell>
          <table:table-cell table:style-name="ce25" table:formula="of:=[.J47]/[.K47]-1" office:value-type="percentage" office:value="0.0551486894158961" calcext:value-type="percentage">
            <text:p>5.5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7]" office:value-type="float" office:value="0.798738004820285" calcext:value-type="float">
            <text:p>0.7987</text:p>
          </table:table-cell>
          <table:table-cell table:style-name="ce24" table:formula="of:=[.J47]" office:value-type="float" office:value="0.740798180275665" calcext:value-type="float">
            <text:p>0.7408</text:p>
          </table:table-cell>
          <table:table-cell table:style-name="ce25" table:formula="of:=[.P47]/[.Q47]-1" office:value-type="percentage" office:value="0.0782126982588693" calcext:value-type="percentage">
            <text:p>7.8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9]" office:value-type="float" office:value="0.808912491856078" calcext:value-type="float">
            <text:p>0.8089</text:p>
          </table:table-cell>
          <table:table-cell table:formula="of:=[$similarity_scores.E59]" office:value-type="float" office:value="0.746702690310838" calcext:value-type="float">
            <text:p>0.7467</text:p>
          </table:table-cell>
          <table:table-cell table:style-name="ce25" table:formula="of:=[.D48]/[.E48]-1" office:value-type="percentage" office:value="0.0833126789985765" calcext:value-type="percentage">
            <text:p>8.33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4]" office:value-type="float" office:value="0.763906264975051" calcext:value-type="float">
            <text:p>0.7639</text:p>
          </table:table-cell>
          <table:table-cell table:style-name="ce24" table:formula="of:=[$similarity_scores.E54]" office:value-type="float" office:value="0.725390765314791" calcext:value-type="float">
            <text:p>0.7254</text:p>
          </table:table-cell>
          <table:table-cell table:style-name="ce25" table:formula="of:=[.J48]/[.K48]-1" office:value-type="percentage" office:value="0.0530962089702718" calcext:value-type="percentage">
            <text:p>5.31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8]" office:value-type="float" office:value="0.808912491856078" calcext:value-type="float">
            <text:p>0.8089</text:p>
          </table:table-cell>
          <table:table-cell table:style-name="ce24" table:formula="of:=[.J48]" office:value-type="float" office:value="0.763906264975051" calcext:value-type="float">
            <text:p>0.7639</text:p>
          </table:table-cell>
          <table:table-cell table:style-name="ce25" table:formula="of:=[.P48]/[.Q48]-1" office:value-type="percentage" office:value="0.0589159023096859" calcext:value-type="percentage">
            <text:p>5.8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0]" office:value-type="float" office:value="0.789266819953268" calcext:value-type="float">
            <text:p>0.7893</text:p>
          </table:table-cell>
          <table:table-cell table:formula="of:=[$similarity_scores.E60]" office:value-type="float" office:value="0.78337782000876" calcext:value-type="float">
            <text:p>0.7834</text:p>
          </table:table-cell>
          <table:table-cell table:style-name="ce25" table:formula="of:=[.D49]/[.E49]-1" office:value-type="percentage" office:value="0.0075174453425837" calcext:value-type="percentage">
            <text:p>0.7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45]" office:value-type="float" office:value="0.741010408692207" calcext:value-type="float">
            <text:p>0.7410</text:p>
          </table:table-cell>
          <table:table-cell table:style-name="ce24" table:formula="of:=[$similarity_scores.E55]" office:value-type="float" office:value="0.698439500907065" calcext:value-type="float">
            <text:p>0.6984</text:p>
          </table:table-cell>
          <table:table-cell table:style-name="ce25" table:formula="of:=[.J49]/[.K49]-1" office:value-type="percentage" office:value="0.0609514606918058" calcext:value-type="percentage">
            <text:p>6.1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9]" office:value-type="float" office:value="0.789266819953268" calcext:value-type="float">
            <text:p>0.7893</text:p>
          </table:table-cell>
          <table:table-cell table:style-name="ce24" table:formula="of:=[.J49]" office:value-type="float" office:value="0.741010408692207" calcext:value-type="float">
            <text:p>0.7410</text:p>
          </table:table-cell>
          <table:table-cell table:style-name="ce25" table:formula="of:=[.P49]/[.Q49]-1" office:value-type="percentage" office:value="0.0651224472625536" calcext:value-type="percentage">
            <text:p>6.5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51]" office:value-type="float" office:value="0.589586246852477" calcext:value-type="float">
            <text:p>0.5896</text:p>
          </table:table-cell>
          <table:table-cell table:formula="of:=[$similarity_scores.E61]" office:value-type="float" office:value="0.568027821478844" calcext:value-type="float">
            <text:p>0.5680</text:p>
          </table:table-cell>
          <table:table-cell table:style-name="ce25" table:formula="of:=[.D50]/[.E50]-1" office:value-type="percentage" office:value="0.0379531152497186" calcext:value-type="percentage">
            <text:p>3.80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46]" office:value-type="float" office:value="0.514863006558905" calcext:value-type="float">
            <text:p>0.5149</text:p>
          </table:table-cell>
          <table:table-cell table:style-name="ce24" table:formula="of:=[$similarity_scores.E56]" office:value-type="float" office:value="0.45267581652226" calcext:value-type="float">
            <text:p>0.4527</text:p>
          </table:table-cell>
          <table:table-cell table:style-name="ce25" table:formula="of:=[.J50]/[.K50]-1" office:value-type="percentage" office:value="0.137376877153293" calcext:value-type="percentage">
            <text:p>13.7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0]" office:value-type="float" office:value="0.589586246852477" calcext:value-type="float">
            <text:p>0.5896</text:p>
          </table:table-cell>
          <table:table-cell table:style-name="ce24" table:formula="of:=[.J50]" office:value-type="float" office:value="0.514863006558905" calcext:value-type="float">
            <text:p>0.5149</text:p>
          </table:table-cell>
          <table:table-cell table:style-name="ce25" table:formula="of:=[.P50]/[.Q50]-1" office:value-type="percentage" office:value="0.145132276628275" calcext:value-type="percentage">
            <text:p>14.51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7]" office:value-type="float" office:value="0.691259639415365" calcext:value-type="float">
            <text:p>0.6913</text:p>
          </table:table-cell>
          <table:table-cell table:formula="of:=[$similarity_scores.E77]" office:value-type="float" office:value="0.696731752623892" calcext:value-type="float">
            <text:p>0.6967</text:p>
          </table:table-cell>
          <table:table-cell table:style-name="ce25" table:formula="of:=[.D51]/[.E51]-1" office:value-type="percentage" office:value="-0.00785397419870515" calcext:value-type="percentage">
            <text:p>-0.79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62]" office:value-type="float" office:value="0.602075552346489" calcext:value-type="float">
            <text:p>0.6021</text:p>
          </table:table-cell>
          <table:table-cell table:style-name="ce24" table:formula="of:=[$similarity_scores.E72]" office:value-type="float" office:value="0.61542129128085" calcext:value-type="float">
            <text:p>0.6154</text:p>
          </table:table-cell>
          <table:table-cell table:style-name="ce25" table:formula="of:=[.J51]/[.K51]-1" office:value-type="percentage" office:value="-0.021685533346735" calcext:value-type="percentage">
            <text:p>-2.17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.D51]" office:value-type="float" office:value="0.691259639415365" calcext:value-type="float">
            <text:p>0.6913</text:p>
          </table:table-cell>
          <table:table-cell table:style-name="ce24" table:formula="of:=[.J51]" office:value-type="float" office:value="0.602075552346489" calcext:value-type="float">
            <text:p>0.6021</text:p>
          </table:table-cell>
          <table:table-cell table:style-name="ce25" table:formula="of:=[.P51]/[.Q51]-1" office:value-type="percentage" office:value="0.148127733672787" calcext:value-type="percentage">
            <text:p>14.8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8]" office:value-type="float" office:value="0.771726555679568" calcext:value-type="float">
            <text:p>0.7717</text:p>
          </table:table-cell>
          <table:table-cell table:formula="of:=[$similarity_scores.E78]" office:value-type="float" office:value="0.698050460128514" calcext:value-type="float">
            <text:p>0.6981</text:p>
          </table:table-cell>
          <table:table-cell table:style-name="ce25" table:formula="of:=[.D52]/[.E52]-1" office:value-type="percentage" office:value="0.105545515344966" calcext:value-type="percentage">
            <text:p>10.5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63]" office:value-type="float" office:value="0.703470375378048" calcext:value-type="float">
            <text:p>0.7035</text:p>
          </table:table-cell>
          <table:table-cell table:style-name="ce24" table:formula="of:=[$similarity_scores.E73]" office:value-type="float" office:value="0.674224019641095" calcext:value-type="float">
            <text:p>0.6742</text:p>
          </table:table-cell>
          <table:table-cell table:style-name="ce25" table:formula="of:=[.J52]/[.K52]-1" office:value-type="percentage" office:value="0.0433778015688633" calcext:value-type="percentage">
            <text:p>4.34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52]" office:value-type="float" office:value="0.771726555679568" calcext:value-type="float">
            <text:p>0.7717</text:p>
          </table:table-cell>
          <table:table-cell table:style-name="ce24" table:formula="of:=[.J52]" office:value-type="float" office:value="0.703470375378048" calcext:value-type="float">
            <text:p>0.7035</text:p>
          </table:table-cell>
          <table:table-cell table:style-name="ce25" table:formula="of:=[.P52]/[.Q52]-1" office:value-type="percentage" office:value="0.0970277963231065" calcext:value-type="percentage">
            <text:p>9.7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9]" office:value-type="float" office:value="0.774992925569798" calcext:value-type="float">
            <text:p>0.7750</text:p>
          </table:table-cell>
          <table:table-cell table:formula="of:=[$similarity_scores.E79]" office:value-type="float" office:value="0.715763396449717" calcext:value-type="float">
            <text:p>0.7158</text:p>
          </table:table-cell>
          <table:table-cell table:style-name="ce25" table:formula="of:=[.D53]/[.E53]-1" office:value-type="percentage" office:value="0.0827501509770785" calcext:value-type="percentage">
            <text:p>8.2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64]" office:value-type="float" office:value="0.733464670076724" calcext:value-type="float">
            <text:p>0.7335</text:p>
          </table:table-cell>
          <table:table-cell table:style-name="ce24" table:formula="of:=[$similarity_scores.E74]" office:value-type="float" office:value="0.677974364161061" calcext:value-type="float">
            <text:p>0.6780</text:p>
          </table:table-cell>
          <table:table-cell table:style-name="ce25" table:formula="of:=[.J53]/[.K53]-1" office:value-type="percentage" office:value="0.0818472037424722" calcext:value-type="percentage">
            <text:p>8.1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53]" office:value-type="float" office:value="0.774992925569798" calcext:value-type="float">
            <text:p>0.7750</text:p>
          </table:table-cell>
          <table:table-cell table:style-name="ce24" table:formula="of:=[.J53]" office:value-type="float" office:value="0.733464670076724" calcext:value-type="float">
            <text:p>0.7335</text:p>
          </table:table-cell>
          <table:table-cell table:style-name="ce25" table:formula="of:=[.P53]/[.Q53]-1" office:value-type="percentage" office:value="0.0566192990437147" calcext:value-type="percentage">
            <text:p>5.6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70]" office:value-type="float" office:value="0.739979590414857" calcext:value-type="float">
            <text:p>0.7400</text:p>
          </table:table-cell>
          <table:table-cell table:formula="of:=[$similarity_scores.E80]" office:value-type="float" office:value="0.737534899732227" calcext:value-type="float">
            <text:p>0.7375</text:p>
          </table:table-cell>
          <table:table-cell table:style-name="ce25" table:formula="of:=[.D54]/[.E54]-1" office:value-type="percentage" office:value="0.00331467796780482" calcext:value-type="percentage">
            <text:p>0.3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65]" office:value-type="float" office:value="0.694020310725083" calcext:value-type="float">
            <text:p>0.6940</text:p>
          </table:table-cell>
          <table:table-cell table:style-name="ce24" table:formula="of:=[$similarity_scores.E75]" office:value-type="float" office:value="0.643507394071971" calcext:value-type="float">
            <text:p>0.6435</text:p>
          </table:table-cell>
          <table:table-cell table:style-name="ce25" table:formula="of:=[.J54]/[.K54]-1" office:value-type="percentage" office:value="0.0784962490228407" calcext:value-type="percentage">
            <text:p>7.8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54]" office:value-type="float" office:value="0.739979590414857" calcext:value-type="float">
            <text:p>0.7400</text:p>
          </table:table-cell>
          <table:table-cell table:style-name="ce24" table:formula="of:=[.J54]" office:value-type="float" office:value="0.694020310725083" calcext:value-type="float">
            <text:p>0.6940</text:p>
          </table:table-cell>
          <table:table-cell table:style-name="ce25" table:formula="of:=[.P54]/[.Q54]-1" office:value-type="percentage" office:value="0.0662218078916985" calcext:value-type="percentage">
            <text:p>6.6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71]" office:value-type="float" office:value="0.537506093484072" calcext:value-type="float">
            <text:p>0.5375</text:p>
          </table:table-cell>
          <table:table-cell table:formula="of:=[$similarity_scores.E81]" office:value-type="float" office:value="0.519692074622329" calcext:value-type="float">
            <text:p>0.5197</text:p>
          </table:table-cell>
          <table:table-cell table:style-name="ce25" table:formula="of:=[.D55]/[.E55]-1" office:value-type="percentage" office:value="0.0342780268001759" calcext:value-type="percentage">
            <text:p>3.43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6]" office:value-type="float" office:value="0.486069904283681" calcext:value-type="float">
            <text:p>0.4861</text:p>
          </table:table-cell>
          <table:table-cell table:style-name="ce24" table:formula="of:=[$similarity_scores.E76]" office:value-type="float" office:value="0.405079752638054" calcext:value-type="float">
            <text:p>0.4051</text:p>
          </table:table-cell>
          <table:table-cell table:style-name="ce25" table:formula="of:=[.J55]/[.K55]-1" office:value-type="percentage" office:value="0.199936311598356" calcext:value-type="percentage">
            <text:p>19.9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5]" office:value-type="float" office:value="0.537506093484072" calcext:value-type="float">
            <text:p>0.5375</text:p>
          </table:table-cell>
          <table:table-cell table:style-name="ce24" table:formula="of:=[.J55]" office:value-type="float" office:value="0.486069904283681" calcext:value-type="float">
            <text:p>0.4861</text:p>
          </table:table-cell>
          <table:table-cell table:style-name="ce25" table:formula="of:=[.P55]/[.Q55]-1" office:value-type="percentage" office:value="0.105820559444412" calcext:value-type="percentage">
            <text:p>10.58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36:.D55])" office:value-type="float" office:value="0.79092762656868" calcext:value-type="float">
            <text:p>0.7909</text:p>
          </table:table-cell>
          <table:table-cell table:formula="of:=AVERAGE([.E36:.E55])" office:value-type="float" office:value="0.727610931342655" calcext:value-type="float">
            <text:p>0.7276</text:p>
          </table:table-cell>
          <table:table-cell table:style-name="ce25" table:formula="of:=[.D56]/[.E56]-1" office:value-type="percentage" office:value="0.0870199889784333" calcext:value-type="percentage">
            <text:p>8.70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AVERAGE([.J36:.J55])" office:value-type="float" office:value="0.733795767122579" calcext:value-type="float">
            <text:p>0.7338</text:p>
          </table:table-cell>
          <table:table-cell table:style-name="ce24" table:formula="of:=AVERAGE([.K36:.K55])" office:value-type="float" office:value="0.682848441467271" calcext:value-type="float">
            <text:p>0.6828</text:p>
          </table:table-cell>
          <table:table-cell table:style-name="ce25" table:formula="of:=[.J56]/[.K56]-1" office:value-type="percentage" office:value="0.0746100050339644" calcext:value-type="percentage">
            <text:p>7.46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[.D56]" office:value-type="float" office:value="0.79092762656868" calcext:value-type="float">
            <text:p>0.7909</text:p>
          </table:table-cell>
          <table:table-cell table:style-name="ce24" table:formula="of:=[.J56]" office:value-type="float" office:value="0.733795767122579" calcext:value-type="float">
            <text:p>0.7338</text:p>
          </table:table-cell>
          <table:table-cell table:style-name="ce25" table:formula="of:=[.P56]/[.Q56]-1" office:value-type="percentage" office:value="0.0778579844772496" calcext:value-type="percentage">
            <text:p>7.79%</text:p>
          </table:table-cell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.00.0000</text:date>, <text:time style:data-style-name="N2" text:time-value="19:30:28.741564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9:32:55.252773449</dc:date>
    <meta:editing-duration>PT12H24M56S</meta:editing-duration>
    <meta:editing-cycles>218</meta:editing-cycles>
    <meta:generator>LibreOffice/24.2.5.2$Linux_X86_64 LibreOffice_project/420$Build-2</meta:generator>
    <meta:document-statistic meta:table-count="4" meta:cell-count="2287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819915698171684">
                <text:p>0.819915698171684</text:p>
                <draw:g>
                  <svg:desc>similarity_scores.E7:similarity_scores.E11</svg:desc>
                </draw:g>
              </table:table-cell>
              <table:table-cell office:value-type="float" office:value="0.743871962053633">
                <text:p>0.743871962053633</text:p>
                <draw:g>
                  <svg:desc>similarity_scores.E27:similarity_scores.E31</svg:desc>
                </draw:g>
              </table:table-cell>
              <table:table-cell office:value-type="float" office:value="0.756165114359083">
                <text:p>0.756165114359083</text:p>
                <draw:g>
                  <svg:desc>similarity_scores.E47:similarity_scores.E51</svg:desc>
                </draw:g>
              </table:table-cell>
              <table:table-cell office:value-type="float" office:value="0.691259639415365">
                <text:p>0.691259639415365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47976271928998">
                <text:p>0.947976271928998</text:p>
              </table:table-cell>
              <table:table-cell office:value-type="float" office:value="0.848137274255207">
                <text:p>0.848137274255207</text:p>
              </table:table-cell>
              <table:table-cell office:value-type="float" office:value="0.798738004820285">
                <text:p>0.798738004820285</text:p>
              </table:table-cell>
              <table:table-cell office:value-type="float" office:value="0.771726555679568">
                <text:p>0.771726555679568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42801868372797">
                <text:p>0.942801868372797</text:p>
              </table:table-cell>
              <table:table-cell office:value-type="float" office:value="0.857498917215754">
                <text:p>0.857498917215754</text:p>
              </table:table-cell>
              <table:table-cell office:value-type="float" office:value="0.808912491856078">
                <text:p>0.808912491856078</text:p>
              </table:table-cell>
              <table:table-cell office:value-type="float" office:value="0.774992925569798">
                <text:p>0.774992925569798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52829311984172">
                <text:p>0.952829311984172</text:p>
              </table:table-cell>
              <table:table-cell office:value-type="float" office:value="0.805467682834428">
                <text:p>0.805467682834428</text:p>
              </table:table-cell>
              <table:table-cell office:value-type="float" office:value="0.789266819953268">
                <text:p>0.789266819953268</text:p>
              </table:table-cell>
              <table:table-cell office:value-type="float" office:value="0.739979590414857">
                <text:p>0.739979590414857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28842126746272">
                <text:p>0.928842126746272</text:p>
              </table:table-cell>
              <table:table-cell office:value-type="float" office:value="0.713077935405813">
                <text:p>0.713077935405813</text:p>
              </table:table-cell>
              <table:table-cell office:value-type="float" office:value="0.589586246852477">
                <text:p>0.589586246852477</text:p>
              </table:table-cell>
              <table:table-cell office:value-type="float" office:value="0.537506093484072">
                <text:p>0.537506093484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811278228633402">
                <text:p>0.811278228633402</text:p>
                <draw:g>
                  <svg:desc>similarity_scores.E17:similarity_scores.E21</svg:desc>
                </draw:g>
              </table:table-cell>
              <table:table-cell office:value-type="float" office:value="0.73363063761053">
                <text:p>0.73363063761053</text:p>
                <draw:g>
                  <svg:desc>similarity_scores.E37:similarity_scores.E41</svg:desc>
                </draw:g>
              </table:table-cell>
              <table:table-cell office:value-type="float" office:value="0.759968392376526">
                <text:p>0.759968392376526</text:p>
                <draw:g>
                  <svg:desc>similarity_scores.E57:similarity_scores.E61</svg:desc>
                </draw:g>
              </table:table-cell>
              <table:table-cell office:value-type="float" office:value="0.696731752623892">
                <text:p>0.696731752623892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85530259915555">
                <text:p>0.785530259915555</text:p>
              </table:table-cell>
              <table:table-cell office:value-type="float" office:value="0.675844669007094">
                <text:p>0.675844669007094</text:p>
              </table:table-cell>
              <table:table-cell office:value-type="float" office:value="0.72603068838037">
                <text:p>0.72603068838037</text:p>
              </table:table-cell>
              <table:table-cell office:value-type="float" office:value="0.698050460128514">
                <text:p>0.698050460128514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71251272707836">
                <text:p>0.771251272707836</text:p>
              </table:table-cell>
              <table:table-cell office:value-type="float" office:value="0.690688225522388">
                <text:p>0.690688225522388</text:p>
              </table:table-cell>
              <table:table-cell office:value-type="float" office:value="0.746702690310838">
                <text:p>0.746702690310838</text:p>
              </table:table-cell>
              <table:table-cell office:value-type="float" office:value="0.715763396449717">
                <text:p>0.715763396449717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23540141361632">
                <text:p>0.923540141361632</text:p>
              </table:table-cell>
              <table:table-cell office:value-type="float" office:value="0.782045196222318">
                <text:p>0.782045196222318</text:p>
              </table:table-cell>
              <table:table-cell office:value-type="float" office:value="0.78337782000876">
                <text:p>0.78337782000876</text:p>
              </table:table-cell>
              <table:table-cell office:value-type="float" office:value="0.737534899732227">
                <text:p>0.737534899732227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49860247339346">
                <text:p>0.749860247339346</text:p>
              </table:table-cell>
              <table:table-cell office:value-type="float" office:value="0.676669752420983">
                <text:p>0.676669752420983</text:p>
              </table:table-cell>
              <table:table-cell office:value-type="float" office:value="0.568027821478844">
                <text:p>0.568027821478844</text:p>
              </table:table-cell>
              <table:table-cell office:value-type="float" office:value="0.519692074622329">
                <text:p>0.519692074622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51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cm" svg:height="7.659cm">
          <chart:coordinate-region svg:x="2.535cm" svg:y="0.379cm" svg:width="10.656cm" svg:height="6.536cm"/>
          <chart:axis chart:dimension="x" chart:name="primary-x" chart:style-name="ch4" chartooo:axis-type="auto">
            <chartooo:date-scale/>
            <chart:title svg:x="6.096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588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713812742157289">
                <text:p>0.713812742157289</text:p>
                <draw:g>
                  <svg:desc>similarity_scores.E2:similarity_scores.E6</svg:desc>
                </draw:g>
              </table:table-cell>
              <table:table-cell office:value-type="float" office:value="0.639094597980931">
                <text:p>0.639094597980931</text:p>
                <draw:g>
                  <svg:desc>similarity_scores.E22:similarity_scores.E26</svg:desc>
                </draw:g>
              </table:table-cell>
              <table:table-cell office:value-type="float" office:value="0.659232841956086">
                <text:p>0.659232841956086</text:p>
                <draw:g>
                  <svg:desc>similarity_scores.E42:similarity_scores.E46</svg:desc>
                </draw:g>
              </table:table-cell>
              <table:table-cell office:value-type="float" office:value="0.602075552346489">
                <text:p>0.602075552346489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1919689237245">
                <text:p>0.91919689237245</text:p>
              </table:table-cell>
              <table:table-cell office:value-type="float" office:value="0.812552824622777">
                <text:p>0.812552824622777</text:p>
              </table:table-cell>
              <table:table-cell office:value-type="float" office:value="0.740798180275665">
                <text:p>0.740798180275665</text:p>
              </table:table-cell>
              <table:table-cell office:value-type="float" office:value="0.703470375378048">
                <text:p>0.703470375378048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081494992722">
                <text:p>0.9081494992722</text:p>
              </table:table-cell>
              <table:table-cell office:value-type="float" office:value="0.824978187871802">
                <text:p>0.824978187871802</text:p>
              </table:table-cell>
              <table:table-cell office:value-type="float" office:value="0.763906264975051">
                <text:p>0.763906264975051</text:p>
              </table:table-cell>
              <table:table-cell office:value-type="float" office:value="0.733464670076724">
                <text:p>0.733464670076724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20689388847333">
                <text:p>0.920689388847333</text:p>
              </table:table-cell>
              <table:table-cell office:value-type="float" office:value="0.789604375073056">
                <text:p>0.789604375073056</text:p>
              </table:table-cell>
              <table:table-cell office:value-type="float" office:value="0.741010408692207">
                <text:p>0.741010408692207</text:p>
              </table:table-cell>
              <table:table-cell office:value-type="float" office:value="0.694020310725083">
                <text:p>0.694020310725083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02647807690149">
                <text:p>0.902647807690149</text:p>
              </table:table-cell>
              <table:table-cell office:value-type="float" office:value="0.60627751129566">
                <text:p>0.60627751129566</text:p>
              </table:table-cell>
              <table:table-cell office:value-type="float" office:value="0.514863006558905">
                <text:p>0.514863006558905</text:p>
              </table:table-cell>
              <table:table-cell office:value-type="float" office:value="0.486069904283681">
                <text:p>0.4860699042836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727977127732984">
                <text:p>0.727977127732984</text:p>
                <draw:g>
                  <svg:desc>similarity_scores.E12:similarity_scores.E16</svg:desc>
                </draw:g>
              </table:table-cell>
              <table:table-cell office:value-type="float" office:value="0.569526001869627">
                <text:p>0.569526001869627</text:p>
                <draw:g>
                  <svg:desc>similarity_scores.E32:similarity_scores.E36</svg:desc>
                </draw:g>
              </table:table-cell>
              <table:table-cell office:value-type="float" office:value="0.667101454015509">
                <text:p>0.667101454015509</text:p>
                <draw:g>
                  <svg:desc>similarity_scores.E52:similarity_scores.E56</svg:desc>
                </draw:g>
              </table:table-cell>
              <table:table-cell office:value-type="float" office:value="0.61542129128085">
                <text:p>0.61542129128085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41910278579894">
                <text:p>0.841910278579894</text:p>
              </table:table-cell>
              <table:table-cell office:value-type="float" office:value="0.746660989410513">
                <text:p>0.746660989410513</text:p>
              </table:table-cell>
              <table:table-cell office:value-type="float" office:value="0.702079420376053">
                <text:p>0.702079420376053</text:p>
              </table:table-cell>
              <table:table-cell office:value-type="float" office:value="0.674224019641095">
                <text:p>0.674224019641095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99870448000392">
                <text:p>0.799870448000392</text:p>
              </table:table-cell>
              <table:table-cell office:value-type="float" office:value="0.740653909285003">
                <text:p>0.740653909285003</text:p>
              </table:table-cell>
              <table:table-cell office:value-type="float" office:value="0.725390765314791">
                <text:p>0.725390765314791</text:p>
              </table:table-cell>
              <table:table-cell office:value-type="float" office:value="0.677974364161061">
                <text:p>0.677974364161061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78376831988739">
                <text:p>0.878376831988739</text:p>
              </table:table-cell>
              <table:table-cell office:value-type="float" office:value="0.741906523689322">
                <text:p>0.741906523689322</text:p>
              </table:table-cell>
              <table:table-cell office:value-type="float" office:value="0.698439500907065">
                <text:p>0.698439500907065</text:p>
              </table:table-cell>
              <table:table-cell office:value-type="float" office:value="0.643507394071971">
                <text:p>0.643507394071971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73071237698712">
                <text:p>0.773071237698712</text:p>
              </table:table-cell>
              <table:table-cell office:value-type="float" office:value="0.575121702161534">
                <text:p>0.575121702161534</text:p>
              </table:table-cell>
              <table:table-cell office:value-type="float" office:value="0.45267581652226">
                <text:p>0.45267581652226</text:p>
              </table:table-cell>
              <table:table-cell office:value-type="float" office:value="0.405079752638054">
                <text:p>0.4050797526380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